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3mm"/>
    </style:style>
    <style:style style:name="co2" style:family="table-column">
      <style:table-column-properties fo:break-before="auto" style:column-width="44.7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75.6mm" svg:height="120.7mm" svg:x="3.24mm" svg:y="123.14mm">
            <draw:object draw:notify-on-update-of-ranges="Feuille1.D1:Feuille1.K1 Feuille1.B2:Feuille1.B2 Feuille1.D2:Feuille1.K2 Feuille1.B3:Feuille1.B3 Feuille1.D3:Feuille1.K3 Feuille1.B4:Feuille1.B4 Feuille1.D4:Feuille1.K4 Feuille1.B5:Feuille1.B5 Feuille1.D5:Feuille1.K5 Feuille1.B6:Feuille1.B6 Feuille1.D6:Feuille1.K6 Feuille1.B7:Feuille1.B7 Feuille1.D7:Feuille1.K7 Feuille1.B8:Feuille1.B8 Feuille1.D8:Feuille1.K8 Feuille1.B9:Feuille1.B9 Feuille1.D9:Feuille1.K9 Feuille1.B10:Feuille1.B10 Feuille1.D10:Feuille1.K10 Feuille1.B11:Feuille1.B11 Feuille1.D11:Feuille1.K11 Feuille1.B12:Feuille1.B12 Feuille1.D12:Feuille1.K12 Feuille1.B13:Feuille1.B13 Feuille1.D13:Feuille1.K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4.44mm" svg:height="123.72mm" svg:x="201.51mm" svg:y="123.35mm">
            <draw:object draw:notify-on-update-of-ranges="Feuille1.D1:Feuille1.K1 Feuille1.B15:Feuille1.B15 Feuille1.C15:Feuille1.J15 Feuille1.B16:Feuille1.B16 Feuille1.C16:Feuille1.J16 Feuille1.B17:Feuille1.B17 Feuille1.C17:Feuille1.J17 Feuille1.B18:Feuille1.B18 Feuille1.C18:Feuille1.J18 Feuille1.B19:Feuille1.B19 Feuille1.C19:Feuille1.J19 Feuille1.B20:Feuille1.B20 Feuille1.C20:Feuille1.J20 Feuille1.B21:Feuille1.B21 Feuille1.C21:Feuille1.J21 Feuille1.B22:Feuille1.B22 Feuille1.C22:Feuille1.J22 Feuille1.B23:Feuille1.B23 Feuille1.C23:Feuille1.J23 Feuille1.B24:Feuille1.B24 Feuille1.C24:Feuille1.J24 Feuille1.B25:Feuille1.B25 Feuille1.C25:Feuille1.J25 Feuille1.B26:Feuille1.B26 Feuille1.C26:Feuille1.J26 Feuille1.B27:Feuille1.B27 Feuille1.C27:Feuille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1.03mm" svg:y="321.99mm">
            <draw:object draw:notify-on-update-of-ranges="Feuille1.B58:Feuille1.B58 Feuille1.C58:Feuille1.J58 Feuille1.B59:Feuille1.B59 Feuille1.C59:Feuille1.J59 Feuille1.B60:Feuille1.B60 Feuille1.C60:Feuille1.J60 Feuille1.B61:Feuille1.B61 Feuille1.C61:Feuille1.J61 Feuille1.B62:Feuille1.B62 Feuille1.C62:Feuille1.J62 Feuille1.B63:Feuille1.B63 Feuille1.C63:Feuille1.J63 Feuille1.B64:Feuille1.B64 Feuille1.C64:Feuille1.J64 Feuille1.B65:Feuille1.B65 Feuille1.C65:Feuille1.J65 Feuille1.B66:Feuille1.B66 Feuille1.C66:Feuille1.J66 Feuille1.B67:Feuille1.B67 Feuille1.C67:Feuille1.J67 Feuille1.B68:Feuille1.B68 Feuille1.C68:Feuille1.J68 Feuille1.B69:Feuille1.B69 Feuille1.C69:Feuille1.J69 Feuille1.B70:Feuille1.B70 Feuille1.C70:Feuille1.J7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kappa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248(émotionHC)</text:p>
          </table:table-cell>
          <table:table-cell office:value-type="float" office:value="0" calcext:value-type="float">
            <text:p>0</text:p>
          </table:table-cell>
          <table:table-cell office:value-type="float" office:value="9.002" calcext:value-type="float">
            <text:p>9,002</text:p>
          </table:table-cell>
          <table:table-cell office:value-type="float" office:value="9.489" calcext:value-type="float">
            <text:p>9,489</text:p>
          </table:table-cell>
          <table:table-cell office:value-type="float" office:value="14.147" calcext:value-type="float">
            <text:p>14,147</text:p>
          </table:table-cell>
          <table:table-cell office:value-type="float" office:value="14.969" calcext:value-type="float">
            <text:p>14,969</text:p>
          </table:table-cell>
          <table:table-cell office:value-type="float" office:value="20.305" calcext:value-type="float">
            <text:p>20,305</text:p>
          </table:table-cell>
          <table:table-cell office:value-type="float" office:value="22.019" calcext:value-type="float">
            <text:p>22,019</text:p>
          </table:table-cell>
          <table:table-cell office:value-type="float" office:value="31.164" calcext:value-type="float">
            <text:p>31,164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.867" calcext:value-type="float">
            <text:p>7,867</text:p>
          </table:table-cell>
          <table:table-cell office:value-type="float" office:value="9.084" calcext:value-type="float">
            <text:p>9,084</text:p>
          </table:table-cell>
          <table:table-cell office:value-type="float" office:value="13.704" calcext:value-type="float">
            <text:p>13,704</text:p>
          </table:table-cell>
          <table:table-cell office:value-type="float" office:value="14.494" calcext:value-type="float">
            <text:p>14,494</text:p>
          </table:table-cell>
          <table:table-cell office:value-type="float" office:value="20.131" calcext:value-type="float">
            <text:p>20,131</text:p>
          </table:table-cell>
          <table:table-cell office:value-type="float" office:value="21.646" calcext:value-type="float">
            <text:p>21,646</text:p>
          </table:table-cell>
          <table:table-cell office:value-type="float" office:value="30.333" calcext:value-type="float">
            <text:p>30,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273(émot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7.166" calcext:value-type="float">
            <text:p>7,166</text:p>
          </table:table-cell>
          <table:table-cell office:value-type="float" office:value="8.092" calcext:value-type="float">
            <text:p>8,092</text:p>
          </table:table-cell>
          <table:table-cell office:value-type="float" office:value="12.828" calcext:value-type="float">
            <text:p>12,828</text:p>
          </table:table-cell>
          <table:table-cell office:value-type="float" office:value="14.418" calcext:value-type="float">
            <text:p>14,418</text:p>
          </table:table-cell>
          <table:table-cell office:value-type="float" office:value="20.025" calcext:value-type="float">
            <text:p>20,025</text:p>
          </table:table-cell>
          <table:table-cell office:value-type="float" office:value="21.739" calcext:value-type="float">
            <text:p>21,739</text:p>
          </table:table-cell>
          <table:table-cell office:value-type="float" office:value="30.415" calcext:value-type="float">
            <text:p>30,415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.568" calcext:value-type="float">
            <text:p>7,568</text:p>
          </table:table-cell>
          <table:table-cell office:value-type="float" office:value="7.75" calcext:value-type="float">
            <text:p>7,75</text:p>
          </table:table-cell>
          <table:table-cell office:value-type="float" office:value="12.836" calcext:value-type="float">
            <text:p>12,836</text:p>
          </table:table-cell>
          <table:table-cell office:value-type="float" office:value="14.182" calcext:value-type="float">
            <text:p>14,182</text:p>
          </table:table-cell>
          <table:table-cell office:value-type="float" office:value="19.962" calcext:value-type="float">
            <text:p>19,962</text:p>
          </table:table-cell>
          <table:table-cell office:value-type="float" office:value="21.299" calcext:value-type="float">
            <text:p>21,299</text:p>
          </table:table-cell>
          <table:table-cell office:value-type="float" office:value="31.159" calcext:value-type="float">
            <text:p>31,1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323(émotionHC)</text:p>
          </table:table-cell>
          <table:table-cell office:value-type="float" office:value="0" calcext:value-type="float">
            <text:p>0</text:p>
          </table:table-cell>
          <table:table-cell office:value-type="float" office:value="8.029" calcext:value-type="float">
            <text:p>8,029</text:p>
          </table:table-cell>
          <table:table-cell office:value-type="float" office:value="8.536" calcext:value-type="float">
            <text:p>8,536</text:p>
          </table:table-cell>
          <table:table-cell office:value-type="float" office:value="12.244" calcext:value-type="float">
            <text:p>12,244</text:p>
          </table:table-cell>
          <table:table-cell office:value-type="float" office:value="13.382" calcext:value-type="float">
            <text:p>13,382</text:p>
          </table:table-cell>
          <table:table-cell office:value-type="float" office:value="18.109" calcext:value-type="float">
            <text:p>18,109</text:p>
          </table:table-cell>
          <table:table-cell office:value-type="float" office:value="19.795" calcext:value-type="float">
            <text:p>19,795</text:p>
          </table:table-cell>
          <table:table-cell office:value-type="float" office:value="28.305" calcext:value-type="float">
            <text:p>28,305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.218" calcext:value-type="float">
            <text:p>7,218</text:p>
          </table:table-cell>
          <table:table-cell office:value-type="float" office:value="8.252" calcext:value-type="float">
            <text:p>8,252</text:p>
          </table:table-cell>
          <table:table-cell office:value-type="float" office:value="11.835" calcext:value-type="float">
            <text:p>11,835</text:p>
          </table:table-cell>
          <table:table-cell office:value-type="float" office:value="13.017" calcext:value-type="float">
            <text:p>13,017</text:p>
          </table:table-cell>
          <table:table-cell office:value-type="float" office:value="17.93" calcext:value-type="float">
            <text:p>17,93</text:p>
          </table:table-cell>
          <table:table-cell office:value-type="float" office:value="19.187" calcext:value-type="float">
            <text:p>19,187</text:p>
          </table:table-cell>
          <table:table-cell office:value-type="float" office:value="27.494" calcext:value-type="float">
            <text:p>27,4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335(émotionHC)</text:p>
          </table:table-cell>
          <table:table-cell office:value-type="float" office:value="0" calcext:value-type="float">
            <text:p>0</text:p>
          </table:table-cell>
          <table:table-cell office:value-type="float" office:value="8.435" calcext:value-type="float">
            <text:p>8,435</text:p>
          </table:table-cell>
          <table:table-cell office:value-type="float" office:value="9.327" calcext:value-type="float">
            <text:p>9,327</text:p>
          </table:table-cell>
          <table:table-cell office:value-type="float" office:value="13.938" calcext:value-type="float">
            <text:p>13,938</text:p>
          </table:table-cell>
          <table:table-cell office:value-type="float" office:value="14.46" calcext:value-type="float">
            <text:p>14,46</text:p>
          </table:table-cell>
          <table:table-cell office:value-type="float" office:value="19.059" calcext:value-type="float">
            <text:p>19,059</text:p>
          </table:table-cell>
          <table:table-cell office:value-type="float" office:value="20.586" calcext:value-type="float">
            <text:p>20,586</text:p>
          </table:table-cell>
          <table:table-cell office:value-type="float" office:value="29.075" calcext:value-type="float">
            <text:p>29,075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8.354" calcext:value-type="float">
            <text:p>8,354</text:p>
          </table:table-cell>
          <table:table-cell office:value-type="float" office:value="9.023" calcext:value-type="float">
            <text:p>9,023</text:p>
          </table:table-cell>
          <table:table-cell office:value-type="float" office:value="13.173" calcext:value-type="float">
            <text:p>13,173</text:p>
          </table:table-cell>
          <table:table-cell office:value-type="float" office:value="13.921" calcext:value-type="float">
            <text:p>13,921</text:p>
          </table:table-cell>
          <table:table-cell office:value-type="float" office:value="18.706" calcext:value-type="float">
            <text:p>18,706</text:p>
          </table:table-cell>
          <table:table-cell office:value-type="float" office:value="19.934" calcext:value-type="float">
            <text:p>19,934</text:p>
          </table:table-cell>
          <table:table-cell office:value-type="float" office:value="27.251" calcext:value-type="float">
            <text:p>27,2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359(émot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4.911" calcext:value-type="float">
            <text:p>4,911</text:p>
          </table:table-cell>
          <table:table-cell office:value-type="float" office:value="6.039" calcext:value-type="float">
            <text:p>6,039</text:p>
          </table:table-cell>
          <table:table-cell office:value-type="float" office:value="9.783" calcext:value-type="float">
            <text:p>9,783</text:p>
          </table:table-cell>
          <table:table-cell office:value-type="float" office:value="11.169" calcext:value-type="float">
            <text:p>11,169</text:p>
          </table:table-cell>
          <table:table-cell office:value-type="float" office:value="16.385" calcext:value-type="float">
            <text:p>16,385</text:p>
          </table:table-cell>
          <table:table-cell office:value-type="float" office:value="17.762" calcext:value-type="float">
            <text:p>17,762</text:p>
          </table:table-cell>
          <table:table-cell office:value-type="float" office:value="27.556" calcext:value-type="float">
            <text:p>27,556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5.395" calcext:value-type="float">
            <text:p>5,395</text:p>
          </table:table-cell>
          <table:table-cell office:value-type="float" office:value="5.797" calcext:value-type="float">
            <text:p>5,797</text:p>
          </table:table-cell>
          <table:table-cell office:value-type="float" office:value="9.817" calcext:value-type="float">
            <text:p>9,817</text:p>
          </table:table-cell>
          <table:table-cell office:value-type="float" office:value="10.967" calcext:value-type="float">
            <text:p>10,967</text:p>
          </table:table-cell>
          <table:table-cell office:value-type="float" office:value="16.414" calcext:value-type="float">
            <text:p>16,414</text:p>
          </table:table-cell>
          <table:table-cell office:value-type="float" office:value="17.693" calcext:value-type="float">
            <text:p>17,693</text:p>
          </table:table-cell>
          <table:table-cell office:value-type="float" office:value="26.892" calcext:value-type="float">
            <text:p>26,8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423(émot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5.475" calcext:value-type="float">
            <text:p>5,475</text:p>
          </table:table-cell>
          <table:table-cell office:value-type="float" office:value="5.857" calcext:value-type="float">
            <text:p>5,857</text:p>
          </table:table-cell>
          <table:table-cell office:value-type="float" office:value="9.325" calcext:value-type="float">
            <text:p>9,325</text:p>
          </table:table-cell>
          <table:table-cell office:value-type="float" office:value="10.588" calcext:value-type="float">
            <text:p>10,588</text:p>
          </table:table-cell>
          <table:table-cell office:value-type="float" office:value="14.752" calcext:value-type="float">
            <text:p>14,752</text:p>
          </table:table-cell>
          <table:table-cell office:value-type="float" office:value="16.425" calcext:value-type="float">
            <text:p>16,425</text:p>
          </table:table-cell>
          <table:table-cell office:value-type="float" office:value="25.221" calcext:value-type="float">
            <text:p>25,221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4.911" calcext:value-type="float">
            <text:p>4,911</text:p>
          </table:table-cell>
          <table:table-cell office:value-type="float" office:value="5.737" calcext:value-type="float">
            <text:p>5,737</text:p>
          </table:table-cell>
          <table:table-cell office:value-type="float" office:value="9.161" calcext:value-type="float">
            <text:p>9,161</text:p>
          </table:table-cell>
          <table:table-cell office:value-type="float" office:value="10.524" calcext:value-type="float">
            <text:p>10,524</text:p>
          </table:table-cell>
          <table:table-cell office:value-type="float" office:value="14.435" calcext:value-type="float">
            <text:p>14,435</text:p>
          </table:table-cell>
          <table:table-cell office:value-type="float" office:value="16.347" calcext:value-type="float">
            <text:p>16,347</text:p>
          </table:table-cell>
          <table:table-cell office:value-type="float" office:value="24.859" calcext:value-type="float">
            <text:p>24,8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557(opinionHC)</text:p>
          </table:table-cell>
          <table:table-cell office:value-type="float" office:value="0" calcext:value-type="float">
            <text:p>0</text:p>
          </table:table-cell>
          <table:table-cell office:value-type="float" office:value="4.543" calcext:value-type="float">
            <text:p>4,543</text:p>
          </table:table-cell>
          <table:table-cell office:value-type="float" office:value="5.433" calcext:value-type="float">
            <text:p>5,433</text:p>
          </table:table-cell>
          <table:table-cell office:value-type="float" office:value="7.103" calcext:value-type="float">
            <text:p>7,103</text:p>
          </table:table-cell>
          <table:table-cell office:value-type="float" office:value="8.471" calcext:value-type="float">
            <text:p>8,471</text:p>
          </table:table-cell>
          <table:table-cell office:value-type="float" office:value="10.624" calcext:value-type="float">
            <text:p>10,624</text:p>
          </table:table-cell>
          <table:table-cell office:value-type="float" office:value="11.892" calcext:value-type="float">
            <text:p>11,892</text:p>
          </table:table-cell>
          <table:table-cell office:value-type="float" office:value="18.416" calcext:value-type="float">
            <text:p>18,416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4.236" calcext:value-type="float">
            <text:p>4,236</text:p>
          </table:table-cell>
          <table:table-cell office:value-type="float" office:value="5.233" calcext:value-type="float">
            <text:p>5,233</text:p>
          </table:table-cell>
          <table:table-cell office:value-type="float" office:value="6.965" calcext:value-type="float">
            <text:p>6,965</text:p>
          </table:table-cell>
          <table:table-cell office:value-type="float" office:value="8.699" calcext:value-type="float">
            <text:p>8,699</text:p>
          </table:table-cell>
          <table:table-cell office:value-type="float" office:value="10.462" calcext:value-type="float">
            <text:p>10,462</text:p>
          </table:table-cell>
          <table:table-cell office:value-type="float" office:value="11.727" calcext:value-type="float">
            <text:p>11,727</text:p>
          </table:table-cell>
          <table:table-cell office:value-type="float" office:value="17.342" calcext:value-type="float">
            <text:p>17,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571(opin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3.541" calcext:value-type="float">
            <text:p>3,541</text:p>
          </table:table-cell>
          <table:table-cell office:value-type="float" office:value="4.426" calcext:value-type="float">
            <text:p>4,426</text:p>
          </table:table-cell>
          <table:table-cell office:value-type="float" office:value="5.658" calcext:value-type="float">
            <text:p>5,658</text:p>
          </table:table-cell>
          <table:table-cell office:value-type="float" office:value="6.742" calcext:value-type="float">
            <text:p>6,742</text:p>
          </table:table-cell>
          <table:table-cell office:value-type="float" office:value="8.652" calcext:value-type="float">
            <text:p>8,652</text:p>
          </table:table-cell>
          <table:table-cell office:value-type="float" office:value="9.857" calcext:value-type="float">
            <text:p>9,857</text:p>
          </table:table-cell>
          <table:table-cell office:value-type="float" office:value="15.888" calcext:value-type="float">
            <text:p>15,888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.236" calcext:value-type="float">
            <text:p>3,236</text:p>
          </table:table-cell>
          <table:table-cell office:value-type="float" office:value="4.289" calcext:value-type="float">
            <text:p>4,289</text:p>
          </table:table-cell>
          <table:table-cell office:value-type="float" office:value="5.514" calcext:value-type="float">
            <text:p>5,514</text:p>
          </table:table-cell>
          <table:table-cell office:value-type="float" office:value="6.681" calcext:value-type="float">
            <text:p>6,681</text:p>
          </table:table-cell>
          <table:table-cell office:value-type="float" office:value="8.582" calcext:value-type="float">
            <text:p>8,582</text:p>
          </table:table-cell>
          <table:table-cell office:value-type="float" office:value="9.844" calcext:value-type="float">
            <text:p>9,844</text:p>
          </table:table-cell>
          <table:table-cell office:value-type="float" office:value="15.812" calcext:value-type="float">
            <text:p>15,8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598(opinionHC)</text:p>
          </table:table-cell>
          <table:table-cell office:value-type="float" office:value="0" calcext:value-type="float">
            <text:p>0</text:p>
          </table:table-cell>
          <table:table-cell office:value-type="float" office:value="3.192" calcext:value-type="float">
            <text:p>3,192</text:p>
          </table:table-cell>
          <table:table-cell office:value-type="float" office:value="4.251" calcext:value-type="float">
            <text:p>4,251</text:p>
          </table:table-cell>
          <table:table-cell office:value-type="float" office:value="5.656" calcext:value-type="float">
            <text:p>5,656</text:p>
          </table:table-cell>
          <table:table-cell office:value-type="float" office:value="6.81" calcext:value-type="float">
            <text:p>6,81</text:p>
          </table:table-cell>
          <table:table-cell office:value-type="float" office:value="8.651" calcext:value-type="float">
            <text:p>8,651</text:p>
          </table:table-cell>
          <table:table-cell office:value-type="float" office:value="10.017" calcext:value-type="float">
            <text:p>10,017</text:p>
          </table:table-cell>
          <table:table-cell office:value-type="float" office:value="15.669" calcext:value-type="float">
            <text:p>15,669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.254" calcext:value-type="float">
            <text:p>3,254</text:p>
          </table:table-cell>
          <table:table-cell office:value-type="float" office:value="4.19" calcext:value-type="float">
            <text:p>4,19</text:p>
          </table:table-cell>
          <table:table-cell office:value-type="float" office:value="5.571" calcext:value-type="float">
            <text:p>5,571</text:p>
          </table:table-cell>
          <table:table-cell office:value-type="float" office:value="6.906" calcext:value-type="float">
            <text:p>6,906</text:p>
          </table:table-cell>
          <table:table-cell office:value-type="float" office:value="8.625" calcext:value-type="float">
            <text:p>8,625</text:p>
          </table:table-cell>
          <table:table-cell office:value-type="float" office:value="9.859" calcext:value-type="float">
            <text:p>9,859</text:p>
          </table:table-cell>
          <table:table-cell office:value-type="float" office:value="15.301" calcext:value-type="float">
            <text:p>15,3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6(opinionHC)</text:p>
          </table:table-cell>
          <table:table-cell office:value-type="float" office:value="0" calcext:value-type="float">
            <text:p>0</text:p>
          </table:table-cell>
          <table:table-cell office:value-type="float" office:value="5.893" calcext:value-type="float">
            <text:p>5,893</text:p>
          </table:table-cell>
          <table:table-cell office:value-type="float" office:value="6.123" calcext:value-type="float">
            <text:p>6,123</text:p>
          </table:table-cell>
          <table:table-cell office:value-type="float" office:value="7.63" calcext:value-type="float">
            <text:p>7,63</text:p>
          </table:table-cell>
          <table:table-cell office:value-type="float" office:value="8.165" calcext:value-type="float">
            <text:p>8,165</text:p>
          </table:table-cell>
          <table:table-cell office:value-type="float" office:value="9.897" calcext:value-type="float">
            <text:p>9,897</text:p>
          </table:table-cell>
          <table:table-cell office:value-type="float" office:value="10.912" calcext:value-type="float">
            <text:p>10,912</text:p>
          </table:table-cell>
          <table:table-cell office:value-type="float" office:value="16.068" calcext:value-type="float">
            <text:p>16,068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5.586" calcext:value-type="float">
            <text:p>5,586</text:p>
          </table:table-cell>
          <table:table-cell office:value-type="float" office:value="5.77" calcext:value-type="float">
            <text:p>5,77</text:p>
          </table:table-cell>
          <table:table-cell office:value-type="float" office:value="7.386" calcext:value-type="float">
            <text:p>7,386</text:p>
          </table:table-cell>
          <table:table-cell office:value-type="float" office:value="8.178" calcext:value-type="float">
            <text:p>8,178</text:p>
          </table:table-cell>
          <table:table-cell office:value-type="float" office:value="9.857" calcext:value-type="float">
            <text:p>9,857</text:p>
          </table:table-cell>
          <table:table-cell office:value-type="float" office:value="10.642" calcext:value-type="float">
            <text:p>10,642</text:p>
          </table:table-cell>
          <table:table-cell office:value-type="float" office:value="15.899" calcext:value-type="float">
            <text:p>15,8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611(opin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2.747" calcext:value-type="float">
            <text:p>2,747</text:p>
          </table:table-cell>
          <table:table-cell office:value-type="float" office:value="4.151" calcext:value-type="float">
            <text:p>4,151</text:p>
          </table:table-cell>
          <table:table-cell office:value-type="float" office:value="5.625" calcext:value-type="float">
            <text:p>5,625</text:p>
          </table:table-cell>
          <table:table-cell office:value-type="float" office:value="7.138" calcext:value-type="float">
            <text:p>7,138</text:p>
          </table:table-cell>
          <table:table-cell office:value-type="float" office:value="8.769" calcext:value-type="float">
            <text:p>8,769</text:p>
          </table:table-cell>
          <table:table-cell office:value-type="float" office:value="9.89" calcext:value-type="float">
            <text:p>9,89</text:p>
          </table:table-cell>
          <table:table-cell office:value-type="float" office:value="15.659" calcext:value-type="float">
            <text:p>15,659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2.991" calcext:value-type="float">
            <text:p>2,991</text:p>
          </table:table-cell>
          <table:table-cell office:value-type="float" office:value="4.106" calcext:value-type="float">
            <text:p>4,106</text:p>
          </table:table-cell>
          <table:table-cell office:value-type="float" office:value="5.573" calcext:value-type="float">
            <text:p>5,573</text:p>
          </table:table-cell>
          <table:table-cell office:value-type="float" office:value="7.021" calcext:value-type="float">
            <text:p>7,021</text:p>
          </table:table-cell>
          <table:table-cell office:value-type="float" office:value="8.756" calcext:value-type="float">
            <text:p>8,756</text:p>
          </table:table-cell>
          <table:table-cell office:value-type="float" office:value="9.89" calcext:value-type="float">
            <text:p>9,89</text:p>
          </table:table-cell>
          <table:table-cell office:value-type="float" office:value="15.14" calcext:value-type="float">
            <text:p>15,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655(opin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2.625" calcext:value-type="float">
            <text:p>2,625</text:p>
          </table:table-cell>
          <table:table-cell office:value-type="float" office:value="3.266" calcext:value-type="float">
            <text:p>3,266</text:p>
          </table:table-cell>
          <table:table-cell office:value-type="float" office:value="4.657" calcext:value-type="float">
            <text:p>4,657</text:p>
          </table:table-cell>
          <table:table-cell office:value-type="float" office:value="6.066" calcext:value-type="float">
            <text:p>6,066</text:p>
          </table:table-cell>
          <table:table-cell office:value-type="float" office:value="7.649" calcext:value-type="float">
            <text:p>7,649</text:p>
          </table:table-cell>
          <table:table-cell office:value-type="float" office:value="8.7" calcext:value-type="float">
            <text:p>8,7</text:p>
          </table:table-cell>
          <table:table-cell office:value-type="float" office:value="12.653" calcext:value-type="float">
            <text:p>12,653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2.808" calcext:value-type="float">
            <text:p>2,808</text:p>
          </table:table-cell>
          <table:table-cell office:value-type="float" office:value="3.266" calcext:value-type="float">
            <text:p>3,266</text:p>
          </table:table-cell>
          <table:table-cell office:value-type="float" office:value="4.762" calcext:value-type="float">
            <text:p>4,762</text:p>
          </table:table-cell>
          <table:table-cell office:value-type="float" office:value="5.804" calcext:value-type="float">
            <text:p>5,804</text:p>
          </table:table-cell>
          <table:table-cell office:value-type="float" office:value="7.723" calcext:value-type="float">
            <text:p>7,723</text:p>
          </table:table-cell>
          <table:table-cell office:value-type="float" office:value="8.745" calcext:value-type="float">
            <text:p>8,745</text:p>
          </table:table-cell>
          <table:table-cell office:value-type="float" office:value="13.065" calcext:value-type="float">
            <text:p>13,06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177(émot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8.937" calcext:value-type="float">
            <text:p>8,937</text:p>
          </table:table-cell>
          <table:table-cell office:value-type="float" office:value="12.359" calcext:value-type="float">
            <text:p>12,359</text:p>
          </table:table-cell>
          <table:table-cell office:value-type="float" office:value="17.572" calcext:value-type="float">
            <text:p>17,572</text:p>
          </table:table-cell>
          <table:table-cell office:value-type="float" office:value="21.601" calcext:value-type="float">
            <text:p>21,601</text:p>
          </table:table-cell>
          <table:table-cell office:value-type="float" office:value="26.259" calcext:value-type="float">
            <text:p>26,259</text:p>
          </table:table-cell>
          <table:table-cell office:value-type="float" office:value="30.607" calcext:value-type="float">
            <text:p>30,607</text:p>
          </table:table-cell>
          <table:table-cell office:value-type="float" office:value="39.452" calcext:value-type="float">
            <text:p>39,452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9.42" calcext:value-type="float">
            <text:p>9,42</text:p>
          </table:table-cell>
          <table:table-cell office:value-type="float" office:value="12.198" calcext:value-type="float">
            <text:p>12,198</text:p>
          </table:table-cell>
          <table:table-cell office:value-type="float" office:value="17.279" calcext:value-type="float">
            <text:p>17,279</text:p>
          </table:table-cell>
          <table:table-cell office:value-type="float" office:value="21.549" calcext:value-type="float">
            <text:p>21,549</text:p>
          </table:table-cell>
          <table:table-cell office:value-type="float" office:value="26.11" calcext:value-type="float">
            <text:p>26,11</text:p>
          </table:table-cell>
          <table:table-cell office:value-type="float" office:value="30.633" calcext:value-type="float">
            <text:p>30,633</text:p>
          </table:table-cell>
          <table:table-cell office:value-type="float" office:value="39.553" calcext:value-type="float">
            <text:p>39,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188(émotionHC)</text:p>
          </table:table-cell>
          <table:table-cell office:value-type="float" office:value="0" calcext:value-type="float">
            <text:p>0</text:p>
          </table:table-cell>
          <table:table-cell office:value-type="float" office:value="7.543" calcext:value-type="float">
            <text:p>7,543</text:p>
          </table:table-cell>
          <table:table-cell office:value-type="float" office:value="12.064" calcext:value-type="float">
            <text:p>12,064</text:p>
          </table:table-cell>
          <table:table-cell office:value-type="float" office:value="16.328" calcext:value-type="float">
            <text:p>16,328</text:p>
          </table:table-cell>
          <table:table-cell office:value-type="float" office:value="19.169" calcext:value-type="float">
            <text:p>19,169</text:p>
          </table:table-cell>
          <table:table-cell office:value-type="float" office:value="23.688" calcext:value-type="float">
            <text:p>23,688</text:p>
          </table:table-cell>
          <table:table-cell office:value-type="float" office:value="26.938" calcext:value-type="float">
            <text:p>26,938</text:p>
          </table:table-cell>
          <table:table-cell office:value-type="float" office:value="36.273" calcext:value-type="float">
            <text:p>36,273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8.273" calcext:value-type="float">
            <text:p>8,273</text:p>
          </table:table-cell>
          <table:table-cell office:value-type="float" office:value="11.983" calcext:value-type="float">
            <text:p>11,983</text:p>
          </table:table-cell>
          <table:table-cell office:value-type="float" office:value="15.911" calcext:value-type="float">
            <text:p>15,911</text:p>
          </table:table-cell>
          <table:table-cell office:value-type="float" office:value="18.949" calcext:value-type="float">
            <text:p>18,949</text:p>
          </table:table-cell>
          <table:table-cell office:value-type="float" office:value="23.81" calcext:value-type="float">
            <text:p>23,81</text:p>
          </table:table-cell>
          <table:table-cell office:value-type="float" office:value="26.868" calcext:value-type="float">
            <text:p>26,868</text:p>
          </table:table-cell>
          <table:table-cell office:value-type="float" office:value="35.868" calcext:value-type="float">
            <text:p>35,8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239(émotionHC)</text:p>
          </table:table-cell>
          <table:table-cell office:value-type="float" office:value="0" calcext:value-type="float">
            <text:p>0</text:p>
          </table:table-cell>
          <table:table-cell office:value-type="float" office:value="9.895" calcext:value-type="float">
            <text:p>9,895</text:p>
          </table:table-cell>
          <table:table-cell office:value-type="float" office:value="11.537" calcext:value-type="float">
            <text:p>11,537</text:p>
          </table:table-cell>
          <table:table-cell office:value-type="float" office:value="15.911" calcext:value-type="float">
            <text:p>15,911</text:p>
          </table:table-cell>
          <table:table-cell office:value-type="float" office:value="17.773" calcext:value-type="float">
            <text:p>17,773</text:p>
          </table:table-cell>
          <table:table-cell office:value-type="float" office:value="21.828" calcext:value-type="float">
            <text:p>21,828</text:p>
          </table:table-cell>
          <table:table-cell office:value-type="float" office:value="25.704" calcext:value-type="float">
            <text:p>25,704</text:p>
          </table:table-cell>
          <table:table-cell office:value-type="float" office:value="34.225" calcext:value-type="float">
            <text:p>34,225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9.002" calcext:value-type="float">
            <text:p>9,002</text:p>
          </table:table-cell>
          <table:table-cell office:value-type="float" office:value="10.807" calcext:value-type="float">
            <text:p>10,807</text:p>
          </table:table-cell>
          <table:table-cell office:value-type="float" office:value="15.32" calcext:value-type="float">
            <text:p>15,32</text:p>
          </table:table-cell>
          <table:table-cell office:value-type="float" office:value="17.501" calcext:value-type="float">
            <text:p>17,501</text:p>
          </table:table-cell>
          <table:table-cell office:value-type="float" office:value="21.828" calcext:value-type="float">
            <text:p>21,828</text:p>
          </table:table-cell>
          <table:table-cell office:value-type="float" office:value="25.487" calcext:value-type="float">
            <text:p>25,487</text:p>
          </table:table-cell>
          <table:table-cell office:value-type="float" office:value="34.084" calcext:value-type="float">
            <text:p>34,0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248(émot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6.924" calcext:value-type="float">
            <text:p>6,924</text:p>
          </table:table-cell>
          <table:table-cell office:value-type="float" office:value="10.004" calcext:value-type="float">
            <text:p>10,004</text:p>
          </table:table-cell>
          <table:table-cell office:value-type="float" office:value="14.708" calcext:value-type="float">
            <text:p>14,708</text:p>
          </table:table-cell>
          <table:table-cell office:value-type="float" office:value="17.351" calcext:value-type="float">
            <text:p>17,351</text:p>
          </table:table-cell>
          <table:table-cell office:value-type="float" office:value="22.573" calcext:value-type="float">
            <text:p>22,573</text:p>
          </table:table-cell>
          <table:table-cell office:value-type="float" office:value="26.656" calcext:value-type="float">
            <text:p>26,656</text:p>
          </table:table-cell>
          <table:table-cell office:value-type="float" office:value="36.695" calcext:value-type="float">
            <text:p>36,695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.166" calcext:value-type="float">
            <text:p>7,166</text:p>
          </table:table-cell>
          <table:table-cell office:value-type="float" office:value="9.944" calcext:value-type="float">
            <text:p>9,944</text:p>
          </table:table-cell>
          <table:table-cell office:value-type="float" office:value="14.674" calcext:value-type="float">
            <text:p>14,674</text:p>
          </table:table-cell>
          <table:table-cell office:value-type="float" office:value="17.65" calcext:value-type="float">
            <text:p>17,65</text:p>
          </table:table-cell>
          <table:table-cell office:value-type="float" office:value="22.412" calcext:value-type="float">
            <text:p>22,412</text:p>
          </table:table-cell>
          <table:table-cell office:value-type="float" office:value="26.303" calcext:value-type="float">
            <text:p>26,303</text:p>
          </table:table-cell>
          <table:table-cell office:value-type="float" office:value="35.467" calcext:value-type="float">
            <text:p>35,4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258(émotionHC)</text:p>
          </table:table-cell>
          <table:table-cell office:value-type="float" office:value="0" calcext:value-type="float">
            <text:p>0</text:p>
          </table:table-cell>
          <table:table-cell office:value-type="float" office:value="9.57" calcext:value-type="float">
            <text:p>9,57</text:p>
          </table:table-cell>
          <table:table-cell office:value-type="float" office:value="12.672" calcext:value-type="float">
            <text:p>12,672</text:p>
          </table:table-cell>
          <table:table-cell office:value-type="float" office:value="16.771" calcext:value-type="float">
            <text:p>16,771</text:p>
          </table:table-cell>
          <table:table-cell office:value-type="float" office:value="18.77" calcext:value-type="float">
            <text:p>18,77</text:p>
          </table:table-cell>
          <table:table-cell office:value-type="float" office:value="23.3" calcext:value-type="float">
            <text:p>23,3</text:p>
          </table:table-cell>
          <table:table-cell office:value-type="float" office:value="26.599" calcext:value-type="float">
            <text:p>26,599</text:p>
          </table:table-cell>
          <table:table-cell office:value-type="float" office:value="34.651" calcext:value-type="float">
            <text:p>34,651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8.759" calcext:value-type="float">
            <text:p>8,759</text:p>
          </table:table-cell>
          <table:table-cell office:value-type="float" office:value="11.517" calcext:value-type="float">
            <text:p>11,517</text:p>
          </table:table-cell>
          <table:table-cell office:value-type="float" office:value="16.232" calcext:value-type="float">
            <text:p>16,232</text:p>
          </table:table-cell>
          <table:table-cell office:value-type="float" office:value="18.08" calcext:value-type="float">
            <text:p>18,08</text:p>
          </table:table-cell>
          <table:table-cell office:value-type="float" office:value="22.709" calcext:value-type="float">
            <text:p>22,709</text:p>
          </table:table-cell>
          <table:table-cell office:value-type="float" office:value="25.791" calcext:value-type="float">
            <text:p>25,791</text:p>
          </table:table-cell>
          <table:table-cell office:value-type="float" office:value="34.327" calcext:value-type="float">
            <text:p>34,3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286(coréférence)</text:p>
          </table:table-cell>
          <table:table-cell office:value-type="float" office:value="0" calcext:value-type="float">
            <text:p>0</text:p>
          </table:table-cell>
          <table:table-cell office:value-type="float" office:value="9.144" calcext:value-type="float">
            <text:p>9,144</text:p>
          </table:table-cell>
          <table:table-cell office:value-type="float" office:value="11.133" calcext:value-type="float">
            <text:p>11,133</text:p>
          </table:table-cell>
          <table:table-cell office:value-type="float" office:value="14.958" calcext:value-type="float">
            <text:p>14,958</text:p>
          </table:table-cell>
          <table:table-cell office:value-type="float" office:value="17.495" calcext:value-type="float">
            <text:p>17,495</text:p>
          </table:table-cell>
          <table:table-cell office:value-type="float" office:value="21.251" calcext:value-type="float">
            <text:p>21,251</text:p>
          </table:table-cell>
          <table:table-cell office:value-type="float" office:value="24.479" calcext:value-type="float">
            <text:p>24,479</text:p>
          </table:table-cell>
          <table:table-cell office:value-type="float" office:value="34.107" calcext:value-type="float">
            <text:p>34,107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8.131" calcext:value-type="float">
            <text:p>8,131</text:p>
          </table:table-cell>
          <table:table-cell office:value-type="float" office:value="11.27" calcext:value-type="float">
            <text:p>11,27</text:p>
          </table:table-cell>
          <table:table-cell office:value-type="float" office:value="15.03" calcext:value-type="float">
            <text:p>15,03</text:p>
          </table:table-cell>
          <table:table-cell office:value-type="float" office:value="17.491" calcext:value-type="float">
            <text:p>17,491</text:p>
          </table:table-cell>
          <table:table-cell office:value-type="float" office:value="20.852" calcext:value-type="float">
            <text:p>20,852</text:p>
          </table:table-cell>
          <table:table-cell office:value-type="float" office:value="24.237" calcext:value-type="float">
            <text:p>24,237</text:p>
          </table:table-cell>
          <table:table-cell office:value-type="float" office:value="33.666" calcext:value-type="float">
            <text:p>33,6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297(émotionContexte)</text:p>
          </table:table-cell>
          <table:table-cell office:value-type="float" office:value="0" calcext:value-type="float">
            <text:p>0</text:p>
          </table:table-cell>
          <table:table-cell office:value-type="float" office:value="6.924" calcext:value-type="float">
            <text:p>6,924</text:p>
          </table:table-cell>
          <table:table-cell office:value-type="float" office:value="8.736" calcext:value-type="float">
            <text:p>8,736</text:p>
          </table:table-cell>
          <table:table-cell office:value-type="float" office:value="12.854" calcext:value-type="float">
            <text:p>12,854</text:p>
          </table:table-cell>
          <table:table-cell office:value-type="float" office:value="15.908" calcext:value-type="float">
            <text:p>15,908</text:p>
          </table:table-cell>
          <table:table-cell office:value-type="float" office:value="21.158" calcext:value-type="float">
            <text:p>21,158</text:p>
          </table:table-cell>
          <table:table-cell office:value-type="float" office:value="24.853" calcext:value-type="float">
            <text:p>24,853</text:p>
          </table:table-cell>
          <table:table-cell office:value-type="float" office:value="35.407" calcext:value-type="float">
            <text:p>35,407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.602" calcext:value-type="float">
            <text:p>6,602</text:p>
          </table:table-cell>
          <table:table-cell office:value-type="float" office:value="8.273" calcext:value-type="float">
            <text:p>8,273</text:p>
          </table:table-cell>
          <table:table-cell office:value-type="float" office:value="13.233" calcext:value-type="float">
            <text:p>13,233</text:p>
          </table:table-cell>
          <table:table-cell office:value-type="float" office:value="15.879" calcext:value-type="float">
            <text:p>15,879</text:p>
          </table:table-cell>
          <table:table-cell office:value-type="float" office:value="20.876" calcext:value-type="float">
            <text:p>20,876</text:p>
          </table:table-cell>
          <table:table-cell office:value-type="float" office:value="24.931" calcext:value-type="float">
            <text:p>24,931</text:p>
          </table:table-cell>
          <table:table-cell office:value-type="float" office:value="34.4" calcext:value-type="float">
            <text:p>34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427(opinionHC)</text:p>
          </table:table-cell>
          <table:table-cell office:value-type="float" office:value="0" calcext:value-type="float">
            <text:p>0</text:p>
          </table:table-cell>
          <table:table-cell office:value-type="float" office:value="7.796" calcext:value-type="float">
            <text:p>7,796</text:p>
          </table:table-cell>
          <table:table-cell office:value-type="float" office:value="9.5" calcext:value-type="float">
            <text:p>9,5</text:p>
          </table:table-cell>
          <table:table-cell office:value-type="float" office:value="11.997" calcext:value-type="float">
            <text:p>11,997</text:p>
          </table:table-cell>
          <table:table-cell office:value-type="float" office:value="14.351" calcext:value-type="float">
            <text:p>14,351</text:p>
          </table:table-cell>
          <table:table-cell office:value-type="float" office:value="18.153" calcext:value-type="float">
            <text:p>18,153</text:p>
          </table:table-cell>
          <table:table-cell office:value-type="float" office:value="21.422" calcext:value-type="float">
            <text:p>21,422</text:p>
          </table:table-cell>
          <table:table-cell office:value-type="float" office:value="30.249" calcext:value-type="float">
            <text:p>30,249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.551" calcext:value-type="float">
            <text:p>7,551</text:p>
          </table:table-cell>
          <table:table-cell office:value-type="float" office:value="9.193" calcext:value-type="float">
            <text:p>9,193</text:p>
          </table:table-cell>
          <table:table-cell office:value-type="float" office:value="11.872" calcext:value-type="float">
            <text:p>11,872</text:p>
          </table:table-cell>
          <table:table-cell office:value-type="float" office:value="14.255" calcext:value-type="float">
            <text:p>14,255</text:p>
          </table:table-cell>
          <table:table-cell office:value-type="float" office:value="18.28" calcext:value-type="float">
            <text:p>18,28</text:p>
          </table:table-cell>
          <table:table-cell office:value-type="float" office:value="21.106" calcext:value-type="float">
            <text:p>21,106</text:p>
          </table:table-cell>
          <table:table-cell office:value-type="float" office:value="29.819" calcext:value-type="float">
            <text:p>29,8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447(opinionHC)</text:p>
          </table:table-cell>
          <table:table-cell office:value-type="float" office:value="0" calcext:value-type="float">
            <text:p>0</text:p>
          </table:table-cell>
          <table:table-cell office:value-type="float" office:value="6.384" calcext:value-type="float">
            <text:p>6,384</text:p>
          </table:table-cell>
          <table:table-cell office:value-type="float" office:value="8.257" calcext:value-type="float">
            <text:p>8,257</text:p>
          </table:table-cell>
          <table:table-cell office:value-type="float" office:value="11.438" calcext:value-type="float">
            <text:p>11,438</text:p>
          </table:table-cell>
          <table:table-cell office:value-type="float" office:value="13.61" calcext:value-type="float">
            <text:p>13,61</text:p>
          </table:table-cell>
          <table:table-cell office:value-type="float" office:value="17.386" calcext:value-type="float">
            <text:p>17,386</text:p>
          </table:table-cell>
          <table:table-cell office:value-type="float" office:value="20.074" calcext:value-type="float">
            <text:p>20,074</text:p>
          </table:table-cell>
          <table:table-cell office:value-type="float" office:value="28.653" calcext:value-type="float">
            <text:p>28,653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.139" calcext:value-type="float">
            <text:p>6,139</text:p>
          </table:table-cell>
          <table:table-cell office:value-type="float" office:value="8.241" calcext:value-type="float">
            <text:p>8,241</text:p>
          </table:table-cell>
          <table:table-cell office:value-type="float" office:value="11.214" calcext:value-type="float">
            <text:p>11,214</text:p>
          </table:table-cell>
          <table:table-cell office:value-type="float" office:value="13.439" calcext:value-type="float">
            <text:p>13,439</text:p>
          </table:table-cell>
          <table:table-cell office:value-type="float" office:value="17.123" calcext:value-type="float">
            <text:p>17,123</text:p>
          </table:table-cell>
          <table:table-cell office:value-type="float" office:value="19.995" calcext:value-type="float">
            <text:p>19,995</text:p>
          </table:table-cell>
          <table:table-cell office:value-type="float" office:value="28.975" calcext:value-type="float">
            <text:p>28,9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447(opinionHC)</text:p>
          </table:table-cell>
          <table:table-cell office:value-type="float" office:value="0" calcext:value-type="float">
            <text:p>0</text:p>
          </table:table-cell>
          <table:table-cell office:value-type="float" office:value="10.497" calcext:value-type="float">
            <text:p>10,497</text:p>
          </table:table-cell>
          <table:table-cell office:value-type="float" office:value="11.479" calcext:value-type="float">
            <text:p>11,479</text:p>
          </table:table-cell>
          <table:table-cell office:value-type="float" office:value="14.707" calcext:value-type="float">
            <text:p>14,707</text:p>
          </table:table-cell>
          <table:table-cell office:value-type="float" office:value="16.219" calcext:value-type="float">
            <text:p>16,219</text:p>
          </table:table-cell>
          <table:table-cell office:value-type="float" office:value="20.118" calcext:value-type="float">
            <text:p>20,118</text:p>
          </table:table-cell>
          <table:table-cell office:value-type="float" office:value="22.251" calcext:value-type="float">
            <text:p>22,251</text:p>
          </table:table-cell>
          <table:table-cell office:value-type="float" office:value="30.556" calcext:value-type="float">
            <text:p>30,556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9.515" calcext:value-type="float">
            <text:p>9,515</text:p>
          </table:table-cell>
          <table:table-cell office:value-type="float" office:value="10.605" calcext:value-type="float">
            <text:p>10,605</text:p>
          </table:table-cell>
          <table:table-cell office:value-type="float" office:value="14.075" calcext:value-type="float">
            <text:p>14,075</text:p>
          </table:table-cell>
          <table:table-cell office:value-type="float" office:value="15.277" calcext:value-type="float">
            <text:p>15,277</text:p>
          </table:table-cell>
          <table:table-cell office:value-type="float" office:value="19.249" calcext:value-type="float">
            <text:p>19,249</text:p>
          </table:table-cell>
          <table:table-cell office:value-type="float" office:value="21.356" calcext:value-type="float">
            <text:p>21,356</text:p>
          </table:table-cell>
          <table:table-cell office:value-type="float" office:value="29.435" calcext:value-type="float">
            <text:p>29,4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462(opinion)</text:p>
          </table:table-cell>
          <table:table-cell office:value-type="float" office:value="0" calcext:value-type="float">
            <text:p>0</text:p>
          </table:table-cell>
          <table:table-cell office:value-type="float" office:value="7.143" calcext:value-type="float">
            <text:p>7,143</text:p>
          </table:table-cell>
          <table:table-cell office:value-type="float" office:value="8.623" calcext:value-type="float">
            <text:p>8,623</text:p>
          </table:table-cell>
          <table:table-cell office:value-type="float" office:value="11.663" calcext:value-type="float">
            <text:p>11,663</text:p>
          </table:table-cell>
          <table:table-cell office:value-type="float" office:value="13.919" calcext:value-type="float">
            <text:p>13,919</text:p>
          </table:table-cell>
          <table:table-cell office:value-type="float" office:value="17.229" calcext:value-type="float">
            <text:p>17,229</text:p>
          </table:table-cell>
          <table:table-cell office:value-type="float" office:value="20.107" calcext:value-type="float">
            <text:p>20,107</text:p>
          </table:table-cell>
          <table:table-cell office:value-type="float" office:value="28.846" calcext:value-type="float">
            <text:p>28,846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.41" calcext:value-type="float">
            <text:p>6,41</text:p>
          </table:table-cell>
          <table:table-cell office:value-type="float" office:value="8.272" calcext:value-type="float">
            <text:p>8,272</text:p>
          </table:table-cell>
          <table:table-cell office:value-type="float" office:value="11.493" calcext:value-type="float">
            <text:p>11,493</text:p>
          </table:table-cell>
          <table:table-cell office:value-type="float" office:value="13.832" calcext:value-type="float">
            <text:p>13,832</text:p>
          </table:table-cell>
          <table:table-cell office:value-type="float" office:value="17.12" calcext:value-type="float">
            <text:p>17,12</text:p>
          </table:table-cell>
          <table:table-cell office:value-type="float" office:value="19.996" calcext:value-type="float">
            <text:p>19,996</text:p>
          </table:table-cell>
          <table:table-cell office:value-type="float" office:value="27.793" calcext:value-type="float">
            <text:p>27,7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514(opinion)</text:p>
          </table:table-cell>
          <table:table-cell office:value-type="float" office:value="0" calcext:value-type="float">
            <text:p>0</text:p>
          </table:table-cell>
          <table:table-cell office:value-type="float" office:value="5.495" calcext:value-type="float">
            <text:p>5,495</text:p>
          </table:table-cell>
          <table:table-cell office:value-type="float" office:value="6.822" calcext:value-type="float">
            <text:p>6,822</text:p>
          </table:table-cell>
          <table:table-cell office:value-type="float" office:value="9.949" calcext:value-type="float">
            <text:p>9,949</text:p>
          </table:table-cell>
          <table:table-cell office:value-type="float" office:value="11.682" calcext:value-type="float">
            <text:p>11,682</text:p>
          </table:table-cell>
          <table:table-cell office:value-type="float" office:value="15.681" calcext:value-type="float">
            <text:p>15,681</text:p>
          </table:table-cell>
          <table:table-cell office:value-type="float" office:value="17.805" calcext:value-type="float">
            <text:p>17,805</text:p>
          </table:table-cell>
          <table:table-cell office:value-type="float" office:value="24.817" calcext:value-type="float">
            <text:p>24,817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5.311" calcext:value-type="float">
            <text:p>5,311</text:p>
          </table:table-cell>
          <table:table-cell office:value-type="float" office:value="6.517" calcext:value-type="float">
            <text:p>6,517</text:p>
          </table:table-cell>
          <table:table-cell office:value-type="float" office:value="10.184" calcext:value-type="float">
            <text:p>10,184</text:p>
          </table:table-cell>
          <table:table-cell office:value-type="float" office:value="11.739" calcext:value-type="float">
            <text:p>11,739</text:p>
          </table:table-cell>
          <table:table-cell office:value-type="float" office:value="15.642" calcext:value-type="float">
            <text:p>15,642</text:p>
          </table:table-cell>
          <table:table-cell office:value-type="float" office:value="17.589" calcext:value-type="float">
            <text:p>17,589</text:p>
          </table:table-cell>
          <table:table-cell office:value-type="float" office:value="25.885" calcext:value-type="float">
            <text:p>25,8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516(opinion)</text:p>
          </table:table-cell>
          <table:table-cell office:value-type="float" office:value="0" calcext:value-type="float">
            <text:p>0</text:p>
          </table:table-cell>
          <table:table-cell office:value-type="float" office:value="5.922" calcext:value-type="float">
            <text:p>5,922</text:p>
          </table:table-cell>
          <table:table-cell office:value-type="float" office:value="7.585" calcext:value-type="float">
            <text:p>7,585</text:p>
          </table:table-cell>
          <table:table-cell office:value-type="float" office:value="10.453" calcext:value-type="float">
            <text:p>10,453</text:p>
          </table:table-cell>
          <table:table-cell office:value-type="float" office:value="12.332" calcext:value-type="float">
            <text:p>12,332</text:p>
          </table:table-cell>
          <table:table-cell office:value-type="float" office:value="15.193" calcext:value-type="float">
            <text:p>15,193</text:p>
          </table:table-cell>
          <table:table-cell office:value-type="float" office:value="17.602" calcext:value-type="float">
            <text:p>17,602</text:p>
          </table:table-cell>
          <table:table-cell office:value-type="float" office:value="25.229" calcext:value-type="float">
            <text:p>25,229</text:p>
          </table:table-cell>
          <table:table-cell office:value-type="string" calcext:value-type="string">
            <text:p>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4.945" calcext:value-type="float">
            <text:p>4,945</text:p>
          </table:table-cell>
          <table:table-cell office:value-type="float" office:value="7.418" calcext:value-type="float">
            <text:p>7,418</text:p>
          </table:table-cell>
          <table:table-cell office:value-type="float" office:value="9.962" calcext:value-type="float">
            <text:p>9,962</text:p>
          </table:table-cell>
          <table:table-cell office:value-type="float" office:value="12.175" calcext:value-type="float">
            <text:p>12,175</text:p>
          </table:table-cell>
          <table:table-cell office:value-type="float" office:value="14.997" calcext:value-type="float">
            <text:p>14,997</text:p>
          </table:table-cell>
          <table:table-cell office:value-type="float" office:value="17.589" calcext:value-type="float">
            <text:p>17,589</text:p>
          </table:table-cell>
          <table:table-cell office:value-type="float" office:value="25.046" calcext:value-type="float">
            <text:p>25,046</text:p>
          </table:table-cell>
        </table:table-row>
        <table:table-row table:style-name="ro1" table:number-rows-repeated="30">
          <table:table-cell table:number-columns-repeated="19"/>
        </table:table-row>
        <table:table-row table:style-name="ro1">
          <table:table-cell/>
          <table:table-cell office:value-type="string" calcext:value-type="string">
            <text:p>kapp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,248(émotionHC)</text:p>
          </table:table-cell>
          <table:table-cell office:value-type="float" office:value="31.164" calcext:value-type="float">
            <text:p>31,164</text:p>
          </table:table-cell>
          <table:table-cell office:value-type="float" office:value="22.019" calcext:value-type="float">
            <text:p>22,019</text:p>
          </table:table-cell>
          <table:table-cell office:value-type="float" office:value="20.305" calcext:value-type="float">
            <text:p>20,305</text:p>
          </table:table-cell>
          <table:table-cell office:value-type="float" office:value="14.969" calcext:value-type="float">
            <text:p>14,969</text:p>
          </table:table-cell>
          <table:table-cell office:value-type="float" office:value="14.147" calcext:value-type="float">
            <text:p>14,147</text:p>
          </table:table-cell>
          <table:table-cell office:value-type="float" office:value="9.489" calcext:value-type="float">
            <text:p>9,489</text:p>
          </table:table-cell>
          <table:table-cell office:value-type="float" office:value="9.002" calcext:value-type="float">
            <text:p>9,00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,273(émotionContexte)</text:p>
          </table:table-cell>
          <table:table-cell office:value-type="float" office:value="30.415" calcext:value-type="float">
            <text:p>30,415</text:p>
          </table:table-cell>
          <table:table-cell office:value-type="float" office:value="21.739" calcext:value-type="float">
            <text:p>21,739</text:p>
          </table:table-cell>
          <table:table-cell office:value-type="float" office:value="20.025" calcext:value-type="float">
            <text:p>20,025</text:p>
          </table:table-cell>
          <table:table-cell office:value-type="float" office:value="14.418" calcext:value-type="float">
            <text:p>14,418</text:p>
          </table:table-cell>
          <table:table-cell office:value-type="float" office:value="12.828" calcext:value-type="float">
            <text:p>12,828</text:p>
          </table:table-cell>
          <table:table-cell office:value-type="float" office:value="8.092" calcext:value-type="float">
            <text:p>8,092</text:p>
          </table:table-cell>
          <table:table-cell office:value-type="float" office:value="7.166" calcext:value-type="float">
            <text:p>7,16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,323(émotionHC)</text:p>
          </table:table-cell>
          <table:table-cell office:value-type="float" office:value="28.305" calcext:value-type="float">
            <text:p>28,305</text:p>
          </table:table-cell>
          <table:table-cell office:value-type="float" office:value="19.795" calcext:value-type="float">
            <text:p>19,795</text:p>
          </table:table-cell>
          <table:table-cell office:value-type="float" office:value="18.109" calcext:value-type="float">
            <text:p>18,109</text:p>
          </table:table-cell>
          <table:table-cell office:value-type="float" office:value="13.382" calcext:value-type="float">
            <text:p>13,382</text:p>
          </table:table-cell>
          <table:table-cell office:value-type="float" office:value="12.244" calcext:value-type="float">
            <text:p>12,244</text:p>
          </table:table-cell>
          <table:table-cell office:value-type="float" office:value="8.536" calcext:value-type="float">
            <text:p>8,536</text:p>
          </table:table-cell>
          <table:table-cell office:value-type="float" office:value="8.029" calcext:value-type="float">
            <text:p>8,0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,335(émotionHC)</text:p>
          </table:table-cell>
          <table:table-cell office:value-type="float" office:value="29.075" calcext:value-type="float">
            <text:p>29,075</text:p>
          </table:table-cell>
          <table:table-cell office:value-type="float" office:value="20.586" calcext:value-type="float">
            <text:p>20,586</text:p>
          </table:table-cell>
          <table:table-cell office:value-type="float" office:value="19.059" calcext:value-type="float">
            <text:p>19,059</text:p>
          </table:table-cell>
          <table:table-cell office:value-type="float" office:value="14.46" calcext:value-type="float">
            <text:p>14,46</text:p>
          </table:table-cell>
          <table:table-cell office:value-type="float" office:value="13.938" calcext:value-type="float">
            <text:p>13,938</text:p>
          </table:table-cell>
          <table:table-cell office:value-type="float" office:value="9.327" calcext:value-type="float">
            <text:p>9,327</text:p>
          </table:table-cell>
          <table:table-cell office:value-type="float" office:value="8.435" calcext:value-type="float">
            <text:p>8,43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,359(émotionContexte)</text:p>
          </table:table-cell>
          <table:table-cell office:value-type="float" office:value="27.556" calcext:value-type="float">
            <text:p>27,556</text:p>
          </table:table-cell>
          <table:table-cell office:value-type="float" office:value="17.762" calcext:value-type="float">
            <text:p>17,762</text:p>
          </table:table-cell>
          <table:table-cell office:value-type="float" office:value="16.385" calcext:value-type="float">
            <text:p>16,385</text:p>
          </table:table-cell>
          <table:table-cell office:value-type="float" office:value="11.169" calcext:value-type="float">
            <text:p>11,169</text:p>
          </table:table-cell>
          <table:table-cell office:value-type="float" office:value="9.783" calcext:value-type="float">
            <text:p>9,783</text:p>
          </table:table-cell>
          <table:table-cell office:value-type="float" office:value="6.039" calcext:value-type="float">
            <text:p>6,039</text:p>
          </table:table-cell>
          <table:table-cell office:value-type="float" office:value="4.911" calcext:value-type="float">
            <text:p>4,9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,423(émotionContexte)</text:p>
          </table:table-cell>
          <table:table-cell office:value-type="float" office:value="25.221" calcext:value-type="float">
            <text:p>25,221</text:p>
          </table:table-cell>
          <table:table-cell office:value-type="float" office:value="16.425" calcext:value-type="float">
            <text:p>16,425</text:p>
          </table:table-cell>
          <table:table-cell office:value-type="float" office:value="14.752" calcext:value-type="float">
            <text:p>14,752</text:p>
          </table:table-cell>
          <table:table-cell office:value-type="float" office:value="10.588" calcext:value-type="float">
            <text:p>10,588</text:p>
          </table:table-cell>
          <table:table-cell office:value-type="float" office:value="9.325" calcext:value-type="float">
            <text:p>9,325</text:p>
          </table:table-cell>
          <table:table-cell office:value-type="float" office:value="5.857" calcext:value-type="float">
            <text:p>5,857</text:p>
          </table:table-cell>
          <table:table-cell office:value-type="float" office:value="5.475" calcext:value-type="float">
            <text:p>5,47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,557(opinionHC)</text:p>
          </table:table-cell>
          <table:table-cell office:value-type="float" office:value="18.416" calcext:value-type="float">
            <text:p>18,416</text:p>
          </table:table-cell>
          <table:table-cell office:value-type="float" office:value="11.892" calcext:value-type="float">
            <text:p>11,892</text:p>
          </table:table-cell>
          <table:table-cell office:value-type="float" office:value="10.624" calcext:value-type="float">
            <text:p>10,624</text:p>
          </table:table-cell>
          <table:table-cell office:value-type="float" office:value="8.471" calcext:value-type="float">
            <text:p>8,471</text:p>
          </table:table-cell>
          <table:table-cell office:value-type="float" office:value="7.103" calcext:value-type="float">
            <text:p>7,103</text:p>
          </table:table-cell>
          <table:table-cell office:value-type="float" office:value="5.433" calcext:value-type="float">
            <text:p>5,433</text:p>
          </table:table-cell>
          <table:table-cell office:value-type="float" office:value="4.543" calcext:value-type="float">
            <text:p>4,54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,571(opinionContexte)</text:p>
          </table:table-cell>
          <table:table-cell office:value-type="float" office:value="15.888" calcext:value-type="float">
            <text:p>15,888</text:p>
          </table:table-cell>
          <table:table-cell office:value-type="float" office:value="9.857" calcext:value-type="float">
            <text:p>9,857</text:p>
          </table:table-cell>
          <table:table-cell office:value-type="float" office:value="8.652" calcext:value-type="float">
            <text:p>8,652</text:p>
          </table:table-cell>
          <table:table-cell office:value-type="float" office:value="6.742" calcext:value-type="float">
            <text:p>6,742</text:p>
          </table:table-cell>
          <table:table-cell office:value-type="float" office:value="5.658" calcext:value-type="float">
            <text:p>5,658</text:p>
          </table:table-cell>
          <table:table-cell office:value-type="float" office:value="4.426" calcext:value-type="float">
            <text:p>4,426</text:p>
          </table:table-cell>
          <table:table-cell office:value-type="float" office:value="3.541" calcext:value-type="float">
            <text:p>3,54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,598(opinionHC)</text:p>
          </table:table-cell>
          <table:table-cell office:value-type="float" office:value="15.669" calcext:value-type="float">
            <text:p>15,669</text:p>
          </table:table-cell>
          <table:table-cell office:value-type="float" office:value="10.017" calcext:value-type="float">
            <text:p>10,017</text:p>
          </table:table-cell>
          <table:table-cell office:value-type="float" office:value="8.651" calcext:value-type="float">
            <text:p>8,651</text:p>
          </table:table-cell>
          <table:table-cell office:value-type="float" office:value="6.81" calcext:value-type="float">
            <text:p>6,81</text:p>
          </table:table-cell>
          <table:table-cell office:value-type="float" office:value="5.656" calcext:value-type="float">
            <text:p>5,656</text:p>
          </table:table-cell>
          <table:table-cell office:value-type="float" office:value="4.251" calcext:value-type="float">
            <text:p>4,251</text:p>
          </table:table-cell>
          <table:table-cell office:value-type="float" office:value="3.192" calcext:value-type="float">
            <text:p>3,19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,6(opinionHC)</text:p>
          </table:table-cell>
          <table:table-cell office:value-type="float" office:value="16.068" calcext:value-type="float">
            <text:p>16,068</text:p>
          </table:table-cell>
          <table:table-cell office:value-type="float" office:value="10.912" calcext:value-type="float">
            <text:p>10,912</text:p>
          </table:table-cell>
          <table:table-cell office:value-type="float" office:value="9.897" calcext:value-type="float">
            <text:p>9,897</text:p>
          </table:table-cell>
          <table:table-cell office:value-type="float" office:value="8.165" calcext:value-type="float">
            <text:p>8,165</text:p>
          </table:table-cell>
          <table:table-cell office:value-type="float" office:value="7.63" calcext:value-type="float">
            <text:p>7,63</text:p>
          </table:table-cell>
          <table:table-cell office:value-type="float" office:value="6.123" calcext:value-type="float">
            <text:p>6,123</text:p>
          </table:table-cell>
          <table:table-cell office:value-type="float" office:value="5.893" calcext:value-type="float">
            <text:p>5,89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,611(opinionContexte)</text:p>
          </table:table-cell>
          <table:table-cell office:value-type="float" office:value="15.659" calcext:value-type="float">
            <text:p>15,659</text:p>
          </table:table-cell>
          <table:table-cell office:value-type="float" office:value="9.89" calcext:value-type="float">
            <text:p>9,89</text:p>
          </table:table-cell>
          <table:table-cell office:value-type="float" office:value="8.769" calcext:value-type="float">
            <text:p>8,769</text:p>
          </table:table-cell>
          <table:table-cell office:value-type="float" office:value="7.138" calcext:value-type="float">
            <text:p>7,138</text:p>
          </table:table-cell>
          <table:table-cell office:value-type="float" office:value="5.625" calcext:value-type="float">
            <text:p>5,625</text:p>
          </table:table-cell>
          <table:table-cell office:value-type="float" office:value="4.151" calcext:value-type="float">
            <text:p>4,151</text:p>
          </table:table-cell>
          <table:table-cell office:value-type="float" office:value="2.747" calcext:value-type="float">
            <text:p>2,747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0,655(opinionContexte)</text:p>
          </table:table-cell>
          <table:table-cell office:value-type="float" office:value="12.653" calcext:value-type="float">
            <text:p>12,653</text:p>
          </table:table-cell>
          <table:table-cell office:value-type="float" office:value="8.7" calcext:value-type="float">
            <text:p>8,7</text:p>
          </table:table-cell>
          <table:table-cell office:value-type="float" office:value="7.649" calcext:value-type="float">
            <text:p>7,649</text:p>
          </table:table-cell>
          <table:table-cell office:value-type="float" office:value="6.066" calcext:value-type="float">
            <text:p>6,066</text:p>
          </table:table-cell>
          <table:table-cell office:value-type="float" office:value="4.657" calcext:value-type="float">
            <text:p>4,657</text:p>
          </table:table-cell>
          <table:table-cell office:value-type="float" office:value="3.266" calcext:value-type="float">
            <text:p>3,266</text:p>
          </table:table-cell>
          <table:table-cell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5:04:28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8:52:19.185000000</meta:creation-date>
    <dc:date>2018-07-13T12:02:10.840000000</dc:date>
    <meta:editing-duration>P11DT1H45M21S</meta:editing-duration>
    <meta:editing-cycles>8</meta:editing-cycles>
    <meta:generator>LibreOffice/5.4.6.2$Windows_X86_64 LibreOffice_project/4014ce260a04f1026ba855d3b8d91541c224eab8</meta:generator>
    <meta:document-statistic meta:table-count="1" meta:cell-count="6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7.561cm" svg:height="12.071cm" xlink:href=".." xlink:type="simple" chart:class="chart:line" chart:style-name="ch1">
        <chart:title svg:x="7.734cm" svg:y="0.377cm" chart:style-name="ch2">
          <text:p>3 classes</text:p>
        </chart:title>
        <chart:legend chart:legend-position="end" svg:x="12.428cm" svg:y="2.961cm" style:legend-expansion="high" chart:style-name="ch3"/>
        <chart:plot-area chart:style-name="ch4" table:cell-range-address="Feuille1.D1:Feuille1.K13 Feuille1.B2:Feuille1.B13" chart:data-source-has-labels="both" svg:x="1.352cm" svg:y="1.423cm" svg:width="10.725cm" svg:height="9.436cm">
          <chartooo:coordinate-region svg:x="1.984cm" svg:y="1.625cm" svg:width="10.093cm" svg:height="8.581cm"/>
          <chart:axis chart:dimension="x" chart:name="primary-x" chart:style-name="ch5" chartooo:axis-type="auto">
            <chartooo:date-scale/>
            <chart:title svg:x="5.164cm" svg:y="11.1cm" chart:style-name="ch6">
              <text:p>nombre d'annotateurs</text:p>
            </chart:title>
            <chart:categories table:cell-range-address="Feuille1.D1:Feuille1.K1"/>
          </chart:axis>
          <chart:axis chart:dimension="y" chart:name="primary-y" chart:style-name="ch5">
            <chart:title svg:x="0.451cm" svg:y="7.405cm" chart:style-name="ch7">
              <text:p>% de modification</text:p>
            </chart:title>
            <chart:grid chart:style-name="ch8" chart:class="major"/>
          </chart:axis>
          <chart:series chart:style-name="ch9" chart:values-cell-range-address="Feuille1.D2:Feuille1.K2" chart:label-cell-address="Feuille1.B2:Feuille1.B2" chart:class="chart:line">
            <chart:data-point chart:repeated="8"/>
          </chart:series>
          <chart:series chart:style-name="ch10" chart:values-cell-range-address="Feuille1.D3:Feuille1.K3" chart:label-cell-address="Feuille1.B3:Feuille1.B3" chart:class="chart:line">
            <chart:data-point chart:repeated="8"/>
          </chart:series>
          <chart:series chart:style-name="ch11" chart:values-cell-range-address="Feuille1.D4:Feuille1.K4" chart:label-cell-address="Feuille1.B4:Feuille1.B4" chart:class="chart:line">
            <chart:data-point chart:repeated="8"/>
          </chart:series>
          <chart:series chart:style-name="ch12" chart:values-cell-range-address="Feuille1.D5:Feuille1.K5" chart:label-cell-address="Feuille1.B5:Feuille1.B5" chart:class="chart:line">
            <chart:data-point chart:repeated="8"/>
          </chart:series>
          <chart:series chart:style-name="ch13" chart:values-cell-range-address="Feuille1.D6:Feuille1.K6" chart:label-cell-address="Feuille1.B6:Feuille1.B6" chart:class="chart:line">
            <chart:data-point chart:repeated="8"/>
          </chart:series>
          <chart:series chart:style-name="ch14" chart:values-cell-range-address="Feuille1.D7:Feuille1.K7" chart:label-cell-address="Feuille1.B7:Feuille1.B7" chart:class="chart:line">
            <chart:data-point chart:repeated="8"/>
          </chart:series>
          <chart:series chart:style-name="ch15" chart:values-cell-range-address="Feuille1.D8:Feuille1.K8" chart:label-cell-address="Feuille1.B8:Feuille1.B8" chart:class="chart:line">
            <chart:data-point chart:repeated="8"/>
          </chart:series>
          <chart:series chart:style-name="ch16" chart:values-cell-range-address="Feuille1.D9:Feuille1.K9" chart:label-cell-address="Feuille1.B9:Feuille1.B9" chart:class="chart:line">
            <chart:data-point chart:repeated="8"/>
          </chart:series>
          <chart:series chart:style-name="ch17" chart:values-cell-range-address="Feuille1.D10:Feuille1.K10" chart:label-cell-address="Feuille1.B10:Feuille1.B10" chart:class="chart:line">
            <chart:data-point chart:repeated="8"/>
          </chart:series>
          <chart:series chart:style-name="ch18" chart:values-cell-range-address="Feuille1.D11:Feuille1.K11" chart:label-cell-address="Feuille1.B11:Feuille1.B11" chart:class="chart:line">
            <chart:data-point chart:repeated="8"/>
          </chart:series>
          <chart:series chart:style-name="ch19" chart:values-cell-range-address="Feuille1.D12:Feuille1.K12" chart:label-cell-address="Feuille1.B12:Feuille1.B12" chart:class="chart:line">
            <chart:data-point chart:repeated="8"/>
          </chart:series>
          <chart:series chart:style-name="ch20" chart:values-cell-range-address="Feuille1.D13:Feuille1.K13" chart:label-cell-address="Feuille1.B13:Feuille1.B13" chart:class="chart:line">
            <chart:data-point chart:repeated="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Feuille1.D1:Feuille1.K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0,248(émotionHC)</text:p>
                <draw:g>
                  <svg:desc>Feuille1.B2:Feuille1.B2</svg:desc>
                </draw:g>
              </table:table-cell>
              <table:table-cell office:value-type="float" office:value="9.002">
                <text:p>9.002</text:p>
                <draw:g>
                  <svg:desc>Feuille1.D2:Feuille1.K2</svg:desc>
                </draw:g>
              </table:table-cell>
              <table:table-cell office:value-type="float" office:value="9.489">
                <text:p>9.489</text:p>
              </table:table-cell>
              <table:table-cell office:value-type="float" office:value="14.147">
                <text:p>14.147</text:p>
              </table:table-cell>
              <table:table-cell office:value-type="float" office:value="14.969">
                <text:p>14.969</text:p>
              </table:table-cell>
              <table:table-cell office:value-type="float" office:value="20.305">
                <text:p>20.305</text:p>
              </table:table-cell>
              <table:table-cell office:value-type="float" office:value="22.019">
                <text:p>22.019</text:p>
              </table:table-cell>
              <table:table-cell office:value-type="float" office:value="31.164">
                <text:p>31.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273(émotionContexte)</text:p>
                <draw:g>
                  <svg:desc>Feuille1.B3:Feuille1.B3</svg:desc>
                </draw:g>
              </table:table-cell>
              <table:table-cell office:value-type="float" office:value="7.166">
                <text:p>7.166</text:p>
                <draw:g>
                  <svg:desc>Feuille1.D3:Feuille1.K3</svg:desc>
                </draw:g>
              </table:table-cell>
              <table:table-cell office:value-type="float" office:value="8.092">
                <text:p>8.092</text:p>
              </table:table-cell>
              <table:table-cell office:value-type="float" office:value="12.828">
                <text:p>12.828</text:p>
              </table:table-cell>
              <table:table-cell office:value-type="float" office:value="14.418">
                <text:p>14.418</text:p>
              </table:table-cell>
              <table:table-cell office:value-type="float" office:value="20.025">
                <text:p>20.025</text:p>
              </table:table-cell>
              <table:table-cell office:value-type="float" office:value="21.739">
                <text:p>21.739</text:p>
              </table:table-cell>
              <table:table-cell office:value-type="float" office:value="30.415">
                <text:p>30.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323(émotionHC)</text:p>
                <draw:g>
                  <svg:desc>Feuille1.B4:Feuille1.B4</svg:desc>
                </draw:g>
              </table:table-cell>
              <table:table-cell office:value-type="float" office:value="8.029">
                <text:p>8.029</text:p>
                <draw:g>
                  <svg:desc>Feuille1.D4:Feuille1.K4</svg:desc>
                </draw:g>
              </table:table-cell>
              <table:table-cell office:value-type="float" office:value="8.536">
                <text:p>8.536</text:p>
              </table:table-cell>
              <table:table-cell office:value-type="float" office:value="12.244">
                <text:p>12.244</text:p>
              </table:table-cell>
              <table:table-cell office:value-type="float" office:value="13.382">
                <text:p>13.382</text:p>
              </table:table-cell>
              <table:table-cell office:value-type="float" office:value="18.109">
                <text:p>18.109</text:p>
              </table:table-cell>
              <table:table-cell office:value-type="float" office:value="19.795">
                <text:p>19.795</text:p>
              </table:table-cell>
              <table:table-cell office:value-type="float" office:value="28.305">
                <text:p>28.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335(émotionHC)</text:p>
                <draw:g>
                  <svg:desc>Feuille1.B5:Feuille1.B5</svg:desc>
                </draw:g>
              </table:table-cell>
              <table:table-cell office:value-type="float" office:value="8.435">
                <text:p>8.435</text:p>
                <draw:g>
                  <svg:desc>Feuille1.D5:Feuille1.K5</svg:desc>
                </draw:g>
              </table:table-cell>
              <table:table-cell office:value-type="float" office:value="9.327">
                <text:p>9.327</text:p>
              </table:table-cell>
              <table:table-cell office:value-type="float" office:value="13.938">
                <text:p>13.938</text:p>
              </table:table-cell>
              <table:table-cell office:value-type="float" office:value="14.46">
                <text:p>14.46</text:p>
              </table:table-cell>
              <table:table-cell office:value-type="float" office:value="19.059">
                <text:p>19.059</text:p>
              </table:table-cell>
              <table:table-cell office:value-type="float" office:value="20.586">
                <text:p>20.586</text:p>
              </table:table-cell>
              <table:table-cell office:value-type="float" office:value="29.075">
                <text:p>29.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359(émotionContexte)</text:p>
                <draw:g>
                  <svg:desc>Feuille1.B6:Feuille1.B6</svg:desc>
                </draw:g>
              </table:table-cell>
              <table:table-cell office:value-type="float" office:value="4.911">
                <text:p>4.911</text:p>
                <draw:g>
                  <svg:desc>Feuille1.D6:Feuille1.K6</svg:desc>
                </draw:g>
              </table:table-cell>
              <table:table-cell office:value-type="float" office:value="6.039">
                <text:p>6.039</text:p>
              </table:table-cell>
              <table:table-cell office:value-type="float" office:value="9.783">
                <text:p>9.783</text:p>
              </table:table-cell>
              <table:table-cell office:value-type="float" office:value="11.169">
                <text:p>11.169</text:p>
              </table:table-cell>
              <table:table-cell office:value-type="float" office:value="16.385">
                <text:p>16.385</text:p>
              </table:table-cell>
              <table:table-cell office:value-type="float" office:value="17.762">
                <text:p>17.762</text:p>
              </table:table-cell>
              <table:table-cell office:value-type="float" office:value="27.556">
                <text:p>27.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423(émotionContexte)</text:p>
                <draw:g>
                  <svg:desc>Feuille1.B7:Feuille1.B7</svg:desc>
                </draw:g>
              </table:table-cell>
              <table:table-cell office:value-type="float" office:value="5.475">
                <text:p>5.475</text:p>
                <draw:g>
                  <svg:desc>Feuille1.D7:Feuille1.K7</svg:desc>
                </draw:g>
              </table:table-cell>
              <table:table-cell office:value-type="float" office:value="5.857">
                <text:p>5.857</text:p>
              </table:table-cell>
              <table:table-cell office:value-type="float" office:value="9.325">
                <text:p>9.325</text:p>
              </table:table-cell>
              <table:table-cell office:value-type="float" office:value="10.588">
                <text:p>10.588</text:p>
              </table:table-cell>
              <table:table-cell office:value-type="float" office:value="14.752">
                <text:p>14.752</text:p>
              </table:table-cell>
              <table:table-cell office:value-type="float" office:value="16.425">
                <text:p>16.425</text:p>
              </table:table-cell>
              <table:table-cell office:value-type="float" office:value="25.221">
                <text:p>25.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557(opinionHC)</text:p>
                <draw:g>
                  <svg:desc>Feuille1.B8:Feuille1.B8</svg:desc>
                </draw:g>
              </table:table-cell>
              <table:table-cell office:value-type="float" office:value="4.543">
                <text:p>4.543</text:p>
                <draw:g>
                  <svg:desc>Feuille1.D8:Feuille1.K8</svg:desc>
                </draw:g>
              </table:table-cell>
              <table:table-cell office:value-type="float" office:value="5.433">
                <text:p>5.433</text:p>
              </table:table-cell>
              <table:table-cell office:value-type="float" office:value="7.103">
                <text:p>7.103</text:p>
              </table:table-cell>
              <table:table-cell office:value-type="float" office:value="8.471">
                <text:p>8.471</text:p>
              </table:table-cell>
              <table:table-cell office:value-type="float" office:value="10.624">
                <text:p>10.624</text:p>
              </table:table-cell>
              <table:table-cell office:value-type="float" office:value="11.892">
                <text:p>11.892</text:p>
              </table:table-cell>
              <table:table-cell office:value-type="float" office:value="18.416">
                <text:p>18.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571(opinionContexte)</text:p>
                <draw:g>
                  <svg:desc>Feuille1.B9:Feuille1.B9</svg:desc>
                </draw:g>
              </table:table-cell>
              <table:table-cell office:value-type="float" office:value="3.541">
                <text:p>3.541</text:p>
                <draw:g>
                  <svg:desc>Feuille1.D9:Feuille1.K9</svg:desc>
                </draw:g>
              </table:table-cell>
              <table:table-cell office:value-type="float" office:value="4.426">
                <text:p>4.426</text:p>
              </table:table-cell>
              <table:table-cell office:value-type="float" office:value="5.658">
                <text:p>5.658</text:p>
              </table:table-cell>
              <table:table-cell office:value-type="float" office:value="6.742">
                <text:p>6.742</text:p>
              </table:table-cell>
              <table:table-cell office:value-type="float" office:value="8.652">
                <text:p>8.652</text:p>
              </table:table-cell>
              <table:table-cell office:value-type="float" office:value="9.857">
                <text:p>9.857</text:p>
              </table:table-cell>
              <table:table-cell office:value-type="float" office:value="15.888">
                <text:p>15.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598(opinionHC)</text:p>
                <draw:g>
                  <svg:desc>Feuille1.B10:Feuille1.B10</svg:desc>
                </draw:g>
              </table:table-cell>
              <table:table-cell office:value-type="float" office:value="3.192">
                <text:p>3.192</text:p>
                <draw:g>
                  <svg:desc>Feuille1.D10:Feuille1.K10</svg:desc>
                </draw:g>
              </table:table-cell>
              <table:table-cell office:value-type="float" office:value="4.251">
                <text:p>4.251</text:p>
              </table:table-cell>
              <table:table-cell office:value-type="float" office:value="5.656">
                <text:p>5.656</text:p>
              </table:table-cell>
              <table:table-cell office:value-type="float" office:value="6.81">
                <text:p>6.81</text:p>
              </table:table-cell>
              <table:table-cell office:value-type="float" office:value="8.651">
                <text:p>8.651</text:p>
              </table:table-cell>
              <table:table-cell office:value-type="float" office:value="10.017">
                <text:p>10.017</text:p>
              </table:table-cell>
              <table:table-cell office:value-type="float" office:value="15.669">
                <text:p>15.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6(opinionHC)</text:p>
                <draw:g>
                  <svg:desc>Feuille1.B11:Feuille1.B11</svg:desc>
                </draw:g>
              </table:table-cell>
              <table:table-cell office:value-type="float" office:value="5.893">
                <text:p>5.893</text:p>
                <draw:g>
                  <svg:desc>Feuille1.D11:Feuille1.K11</svg:desc>
                </draw:g>
              </table:table-cell>
              <table:table-cell office:value-type="float" office:value="6.123">
                <text:p>6.123</text:p>
              </table:table-cell>
              <table:table-cell office:value-type="float" office:value="7.63">
                <text:p>7.63</text:p>
              </table:table-cell>
              <table:table-cell office:value-type="float" office:value="8.165">
                <text:p>8.165</text:p>
              </table:table-cell>
              <table:table-cell office:value-type="float" office:value="9.897">
                <text:p>9.897</text:p>
              </table:table-cell>
              <table:table-cell office:value-type="float" office:value="10.912">
                <text:p>10.912</text:p>
              </table:table-cell>
              <table:table-cell office:value-type="float" office:value="16.068">
                <text:p>16.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611(opinionContexte)</text:p>
                <draw:g>
                  <svg:desc>Feuille1.B12:Feuille1.B12</svg:desc>
                </draw:g>
              </table:table-cell>
              <table:table-cell office:value-type="float" office:value="2.747">
                <text:p>2.747</text:p>
                <draw:g>
                  <svg:desc>Feuille1.D12:Feuille1.K12</svg:desc>
                </draw:g>
              </table:table-cell>
              <table:table-cell office:value-type="float" office:value="4.151">
                <text:p>4.151</text:p>
              </table:table-cell>
              <table:table-cell office:value-type="float" office:value="5.625">
                <text:p>5.625</text:p>
              </table:table-cell>
              <table:table-cell office:value-type="float" office:value="7.138">
                <text:p>7.138</text:p>
              </table:table-cell>
              <table:table-cell office:value-type="float" office:value="8.769">
                <text:p>8.769</text:p>
              </table:table-cell>
              <table:table-cell office:value-type="float" office:value="9.89">
                <text:p>9.89</text:p>
              </table:table-cell>
              <table:table-cell office:value-type="float" office:value="15.659">
                <text:p>15.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,655(opinionContexte)</text:p>
                <draw:g>
                  <svg:desc>Feuille1.B13:Feuille1.B13</svg:desc>
                </draw:g>
              </table:table-cell>
              <table:table-cell office:value-type="float" office:value="2.625">
                <text:p>2.625</text:p>
                <draw:g>
                  <svg:desc>Feuille1.D13:Feuille1.K13</svg:desc>
                </draw:g>
              </table:table-cell>
              <table:table-cell office:value-type="float" office:value="3.266">
                <text:p>3.266</text:p>
              </table:table-cell>
              <table:table-cell office:value-type="float" office:value="4.657">
                <text:p>4.657</text:p>
              </table:table-cell>
              <table:table-cell office:value-type="float" office:value="6.066">
                <text:p>6.066</text:p>
              </table:table-cell>
              <table:table-cell office:value-type="float" office:value="7.649">
                <text:p>7.649</text:p>
              </table:table-cell>
              <table:table-cell office:value-type="float" office:value="8.7">
                <text:p>8.7</text:p>
              </table:table-cell>
              <table:table-cell office:value-type="float" office:value="12.653">
                <text:p>12.6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445cm" svg:height="12.373cm" xlink:href=".." xlink:type="simple" chart:class="chart:line" chart:style-name="ch1">
        <chart:title svg:x="7.676cm" svg:y="0.383cm" chart:style-name="ch2">
          <text:p>5 classes</text:p>
        </chart:title>
        <chart:legend chart:legend-position="end" svg:x="12.312cm" svg:y="2.86cm" style:legend-expansion="high" chart:style-name="ch3"/>
        <chart:plot-area chart:style-name="ch4" table:cell-range-address="Feuille1.D1:Feuille1.K1 Feuille1.B15:Feuille1.J27" chart:data-source-has-labels="both" svg:x="1.349cm" svg:y="1.435cm" svg:width="10.615cm" svg:height="9.72cm">
          <chartooo:coordinate-region svg:x="1.981cm" svg:y="1.637cm" svg:width="9.983cm" svg:height="8.865cm"/>
          <chart:axis chart:dimension="x" chart:name="primary-x" chart:style-name="ch5" chartooo:axis-type="auto">
            <chartooo:date-scale/>
            <chart:title svg:x="5.106cm" svg:y="11.402cm" chart:style-name="ch6">
              <text:p>nombre d'annotateurs</text:p>
            </chart:title>
            <chart:categories table:cell-range-address="Feuille1.D1:Feuille1.K1"/>
          </chart:axis>
          <chart:axis chart:dimension="y" chart:name="primary-y" chart:style-name="ch5">
            <chart:title svg:x="0.451cm" svg:y="7.559cm" chart:style-name="ch7">
              <text:p>% de modification</text:p>
            </chart:title>
            <chart:grid chart:style-name="ch8" chart:class="major"/>
          </chart:axis>
          <chart:series chart:style-name="ch9" chart:values-cell-range-address="Feuille1.C15:Feuille1.J15" chart:label-cell-address="Feuille1.B15:Feuille1.B15" chart:class="chart:line">
            <chart:data-point chart:repeated="8"/>
          </chart:series>
          <chart:series chart:style-name="ch10" chart:values-cell-range-address="Feuille1.C16:Feuille1.J16" chart:label-cell-address="Feuille1.B16:Feuille1.B16" chart:class="chart:line">
            <chart:data-point chart:repeated="8"/>
          </chart:series>
          <chart:series chart:style-name="ch11" chart:values-cell-range-address="Feuille1.C17:Feuille1.J17" chart:label-cell-address="Feuille1.B17:Feuille1.B17" chart:class="chart:line">
            <chart:data-point chart:repeated="8"/>
          </chart:series>
          <chart:series chart:style-name="ch12" chart:values-cell-range-address="Feuille1.C18:Feuille1.J18" chart:label-cell-address="Feuille1.B18:Feuille1.B18" chart:class="chart:line">
            <chart:data-point chart:repeated="8"/>
          </chart:series>
          <chart:series chart:style-name="ch13" chart:values-cell-range-address="Feuille1.C19:Feuille1.J19" chart:label-cell-address="Feuille1.B19:Feuille1.B19" chart:class="chart:line">
            <chart:data-point chart:repeated="8"/>
          </chart:series>
          <chart:series chart:style-name="ch14" chart:values-cell-range-address="Feuille1.C20:Feuille1.J20" chart:label-cell-address="Feuille1.B20:Feuille1.B20" chart:class="chart:line">
            <chart:data-point chart:repeated="8"/>
          </chart:series>
          <chart:series chart:style-name="ch15" chart:values-cell-range-address="Feuille1.C21:Feuille1.J21" chart:label-cell-address="Feuille1.B21:Feuille1.B21" chart:class="chart:line">
            <chart:data-point chart:repeated="8"/>
          </chart:series>
          <chart:series chart:style-name="ch16" chart:values-cell-range-address="Feuille1.C22:Feuille1.J22" chart:label-cell-address="Feuille1.B22:Feuille1.B22" chart:class="chart:line">
            <chart:data-point chart:repeated="8"/>
          </chart:series>
          <chart:series chart:style-name="ch17" chart:values-cell-range-address="Feuille1.C23:Feuille1.J23" chart:label-cell-address="Feuille1.B23:Feuille1.B23" chart:class="chart:line">
            <chart:data-point chart:repeated="8"/>
          </chart:series>
          <chart:series chart:style-name="ch18" chart:values-cell-range-address="Feuille1.C24:Feuille1.J24" chart:label-cell-address="Feuille1.B24:Feuille1.B24" chart:class="chart:line">
            <chart:data-point chart:repeated="8"/>
          </chart:series>
          <chart:series chart:style-name="ch19" chart:values-cell-range-address="Feuille1.C25:Feuille1.J25" chart:label-cell-address="Feuille1.B25:Feuille1.B25" chart:class="chart:line">
            <chart:data-point chart:repeated="8"/>
          </chart:series>
          <chart:series chart:style-name="ch20" chart:values-cell-range-address="Feuille1.C26:Feuille1.J26" chart:label-cell-address="Feuille1.B26:Feuille1.B26" chart:class="chart:line">
            <chart:data-point chart:repeated="8"/>
          </chart:series>
          <chart:series chart:style-name="ch21" chart:values-cell-range-address="Feuille1.C27:Feuille1.J27" chart:label-cell-address="Feuille1.B27:Feuille1.B27" chart:class="chart:line">
            <chart:data-point chart:repeated="8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Feuille1.D1:Feuille1.K1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0,177(émotionContexte)</text:p>
                <draw:g>
                  <svg:desc>Feuille1.B15:Feuille1.B15</svg:desc>
                </draw:g>
              </table:table-cell>
              <table:table-cell office:value-type="float" office:value="0">
                <text:p>0</text:p>
                <draw:g>
                  <svg:desc>Feuille1.C15:Feuille1.J15</svg:desc>
                </draw:g>
              </table:table-cell>
              <table:table-cell office:value-type="float" office:value="8.937">
                <text:p>8.937</text:p>
              </table:table-cell>
              <table:table-cell office:value-type="float" office:value="12.359">
                <text:p>12.359</text:p>
              </table:table-cell>
              <table:table-cell office:value-type="float" office:value="17.572">
                <text:p>17.572</text:p>
              </table:table-cell>
              <table:table-cell office:value-type="float" office:value="21.601">
                <text:p>21.601</text:p>
              </table:table-cell>
              <table:table-cell office:value-type="float" office:value="26.259">
                <text:p>26.259</text:p>
              </table:table-cell>
              <table:table-cell office:value-type="float" office:value="30.607">
                <text:p>30.607</text:p>
              </table:table-cell>
              <table:table-cell office:value-type="float" office:value="39.452">
                <text:p>39.452</text:p>
              </table:table-cell>
            </table:table-row>
            <table:table-row>
              <table:table-cell office:value-type="string">
                <text:p>0,188(émotionHC)</text:p>
                <draw:g>
                  <svg:desc>Feuille1.B16:Feuille1.B16</svg:desc>
                </draw:g>
              </table:table-cell>
              <table:table-cell office:value-type="float" office:value="0">
                <text:p>0</text:p>
                <draw:g>
                  <svg:desc>Feuille1.C16:Feuille1.J16</svg:desc>
                </draw:g>
              </table:table-cell>
              <table:table-cell office:value-type="float" office:value="7.543">
                <text:p>7.543</text:p>
              </table:table-cell>
              <table:table-cell office:value-type="float" office:value="12.064">
                <text:p>12.064</text:p>
              </table:table-cell>
              <table:table-cell office:value-type="float" office:value="16.328">
                <text:p>16.328</text:p>
              </table:table-cell>
              <table:table-cell office:value-type="float" office:value="19.169">
                <text:p>19.169</text:p>
              </table:table-cell>
              <table:table-cell office:value-type="float" office:value="23.688">
                <text:p>23.688</text:p>
              </table:table-cell>
              <table:table-cell office:value-type="float" office:value="26.938">
                <text:p>26.938</text:p>
              </table:table-cell>
              <table:table-cell office:value-type="float" office:value="36.273">
                <text:p>36.273</text:p>
              </table:table-cell>
            </table:table-row>
            <table:table-row>
              <table:table-cell office:value-type="string">
                <text:p>0,239(émotionHC)</text:p>
                <draw:g>
                  <svg:desc>Feuille1.B17:Feuille1.B17</svg:desc>
                </draw:g>
              </table:table-cell>
              <table:table-cell office:value-type="float" office:value="0">
                <text:p>0</text:p>
                <draw:g>
                  <svg:desc>Feuille1.C17:Feuille1.J17</svg:desc>
                </draw:g>
              </table:table-cell>
              <table:table-cell office:value-type="float" office:value="9.895">
                <text:p>9.895</text:p>
              </table:table-cell>
              <table:table-cell office:value-type="float" office:value="11.537">
                <text:p>11.537</text:p>
              </table:table-cell>
              <table:table-cell office:value-type="float" office:value="15.911">
                <text:p>15.911</text:p>
              </table:table-cell>
              <table:table-cell office:value-type="float" office:value="17.773">
                <text:p>17.773</text:p>
              </table:table-cell>
              <table:table-cell office:value-type="float" office:value="21.828">
                <text:p>21.828</text:p>
              </table:table-cell>
              <table:table-cell office:value-type="float" office:value="25.704">
                <text:p>25.704</text:p>
              </table:table-cell>
              <table:table-cell office:value-type="float" office:value="34.225">
                <text:p>34.225</text:p>
              </table:table-cell>
            </table:table-row>
            <table:table-row>
              <table:table-cell office:value-type="string">
                <text:p>0,248(émotionContexte)</text:p>
                <draw:g>
                  <svg:desc>Feuille1.B18:Feuille1.B18</svg:desc>
                </draw:g>
              </table:table-cell>
              <table:table-cell office:value-type="float" office:value="0">
                <text:p>0</text:p>
                <draw:g>
                  <svg:desc>Feuille1.C18:Feuille1.J18</svg:desc>
                </draw:g>
              </table:table-cell>
              <table:table-cell office:value-type="float" office:value="6.924">
                <text:p>6.924</text:p>
              </table:table-cell>
              <table:table-cell office:value-type="float" office:value="10.004">
                <text:p>10.004</text:p>
              </table:table-cell>
              <table:table-cell office:value-type="float" office:value="14.708">
                <text:p>14.708</text:p>
              </table:table-cell>
              <table:table-cell office:value-type="float" office:value="17.351">
                <text:p>17.351</text:p>
              </table:table-cell>
              <table:table-cell office:value-type="float" office:value="22.573">
                <text:p>22.573</text:p>
              </table:table-cell>
              <table:table-cell office:value-type="float" office:value="26.656">
                <text:p>26.656</text:p>
              </table:table-cell>
              <table:table-cell office:value-type="float" office:value="36.695">
                <text:p>36.695</text:p>
              </table:table-cell>
            </table:table-row>
            <table:table-row>
              <table:table-cell office:value-type="string">
                <text:p>0,258(émotionHC)</text:p>
                <draw:g>
                  <svg:desc>Feuille1.B19:Feuille1.B19</svg:desc>
                </draw:g>
              </table:table-cell>
              <table:table-cell office:value-type="float" office:value="0">
                <text:p>0</text:p>
                <draw:g>
                  <svg:desc>Feuille1.C19:Feuille1.J19</svg:desc>
                </draw:g>
              </table:table-cell>
              <table:table-cell office:value-type="float" office:value="9.57">
                <text:p>9.57</text:p>
              </table:table-cell>
              <table:table-cell office:value-type="float" office:value="12.672">
                <text:p>12.672</text:p>
              </table:table-cell>
              <table:table-cell office:value-type="float" office:value="16.771">
                <text:p>16.771</text:p>
              </table:table-cell>
              <table:table-cell office:value-type="float" office:value="18.77">
                <text:p>18.77</text:p>
              </table:table-cell>
              <table:table-cell office:value-type="float" office:value="23.3">
                <text:p>23.3</text:p>
              </table:table-cell>
              <table:table-cell office:value-type="float" office:value="26.599">
                <text:p>26.599</text:p>
              </table:table-cell>
              <table:table-cell office:value-type="float" office:value="34.651">
                <text:p>34.651</text:p>
              </table:table-cell>
            </table:table-row>
            <table:table-row>
              <table:table-cell office:value-type="string">
                <text:p>0,286(coréférence)</text:p>
                <draw:g>
                  <svg:desc>Feuille1.B20:Feuille1.B20</svg:desc>
                </draw:g>
              </table:table-cell>
              <table:table-cell office:value-type="float" office:value="0">
                <text:p>0</text:p>
                <draw:g>
                  <svg:desc>Feuille1.C20:Feuille1.J20</svg:desc>
                </draw:g>
              </table:table-cell>
              <table:table-cell office:value-type="float" office:value="9.144">
                <text:p>9.144</text:p>
              </table:table-cell>
              <table:table-cell office:value-type="float" office:value="11.133">
                <text:p>11.133</text:p>
              </table:table-cell>
              <table:table-cell office:value-type="float" office:value="14.958">
                <text:p>14.958</text:p>
              </table:table-cell>
              <table:table-cell office:value-type="float" office:value="17.495">
                <text:p>17.495</text:p>
              </table:table-cell>
              <table:table-cell office:value-type="float" office:value="21.251">
                <text:p>21.251</text:p>
              </table:table-cell>
              <table:table-cell office:value-type="float" office:value="24.479">
                <text:p>24.479</text:p>
              </table:table-cell>
              <table:table-cell office:value-type="float" office:value="34.107">
                <text:p>34.107</text:p>
              </table:table-cell>
            </table:table-row>
            <table:table-row>
              <table:table-cell office:value-type="string">
                <text:p>0,297(émotionContexte)</text:p>
                <draw:g>
                  <svg:desc>Feuille1.B21:Feuille1.B21</svg:desc>
                </draw:g>
              </table:table-cell>
              <table:table-cell office:value-type="float" office:value="0">
                <text:p>0</text:p>
                <draw:g>
                  <svg:desc>Feuille1.C21:Feuille1.J21</svg:desc>
                </draw:g>
              </table:table-cell>
              <table:table-cell office:value-type="float" office:value="6.924">
                <text:p>6.924</text:p>
              </table:table-cell>
              <table:table-cell office:value-type="float" office:value="8.736">
                <text:p>8.736</text:p>
              </table:table-cell>
              <table:table-cell office:value-type="float" office:value="12.854">
                <text:p>12.854</text:p>
              </table:table-cell>
              <table:table-cell office:value-type="float" office:value="15.908">
                <text:p>15.908</text:p>
              </table:table-cell>
              <table:table-cell office:value-type="float" office:value="21.158">
                <text:p>21.158</text:p>
              </table:table-cell>
              <table:table-cell office:value-type="float" office:value="24.853">
                <text:p>24.853</text:p>
              </table:table-cell>
              <table:table-cell office:value-type="float" office:value="35.407">
                <text:p>35.407</text:p>
              </table:table-cell>
            </table:table-row>
            <table:table-row>
              <table:table-cell office:value-type="string">
                <text:p>0,427(opinionHC)</text:p>
                <draw:g>
                  <svg:desc>Feuille1.B22:Feuille1.B22</svg:desc>
                </draw:g>
              </table:table-cell>
              <table:table-cell office:value-type="float" office:value="0">
                <text:p>0</text:p>
                <draw:g>
                  <svg:desc>Feuille1.C22:Feuille1.J22</svg:desc>
                </draw:g>
              </table:table-cell>
              <table:table-cell office:value-type="float" office:value="7.796">
                <text:p>7.796</text:p>
              </table:table-cell>
              <table:table-cell office:value-type="float" office:value="9.5">
                <text:p>9.5</text:p>
              </table:table-cell>
              <table:table-cell office:value-type="float" office:value="11.997">
                <text:p>11.997</text:p>
              </table:table-cell>
              <table:table-cell office:value-type="float" office:value="14.351">
                <text:p>14.351</text:p>
              </table:table-cell>
              <table:table-cell office:value-type="float" office:value="18.153">
                <text:p>18.153</text:p>
              </table:table-cell>
              <table:table-cell office:value-type="float" office:value="21.422">
                <text:p>21.422</text:p>
              </table:table-cell>
              <table:table-cell office:value-type="float" office:value="30.249">
                <text:p>30.249</text:p>
              </table:table-cell>
            </table:table-row>
            <table:table-row>
              <table:table-cell office:value-type="string">
                <text:p>0,447(opinionHC)</text:p>
                <draw:g>
                  <svg:desc>Feuille1.B23:Feuille1.B23</svg:desc>
                </draw:g>
              </table:table-cell>
              <table:table-cell office:value-type="float" office:value="0">
                <text:p>0</text:p>
                <draw:g>
                  <svg:desc>Feuille1.C23:Feuille1.J23</svg:desc>
                </draw:g>
              </table:table-cell>
              <table:table-cell office:value-type="float" office:value="6.384">
                <text:p>6.384</text:p>
              </table:table-cell>
              <table:table-cell office:value-type="float" office:value="8.257">
                <text:p>8.257</text:p>
              </table:table-cell>
              <table:table-cell office:value-type="float" office:value="11.438">
                <text:p>11.438</text:p>
              </table:table-cell>
              <table:table-cell office:value-type="float" office:value="13.61">
                <text:p>13.61</text:p>
              </table:table-cell>
              <table:table-cell office:value-type="float" office:value="17.386">
                <text:p>17.386</text:p>
              </table:table-cell>
              <table:table-cell office:value-type="float" office:value="20.074">
                <text:p>20.074</text:p>
              </table:table-cell>
              <table:table-cell office:value-type="float" office:value="28.653">
                <text:p>28.653</text:p>
              </table:table-cell>
            </table:table-row>
            <table:table-row>
              <table:table-cell office:value-type="string">
                <text:p>0,447(opinionHC)</text:p>
                <draw:g>
                  <svg:desc>Feuille1.B24:Feuille1.B24</svg:desc>
                </draw:g>
              </table:table-cell>
              <table:table-cell office:value-type="float" office:value="0">
                <text:p>0</text:p>
                <draw:g>
                  <svg:desc>Feuille1.C24:Feuille1.J24</svg:desc>
                </draw:g>
              </table:table-cell>
              <table:table-cell office:value-type="float" office:value="10.497">
                <text:p>10.497</text:p>
              </table:table-cell>
              <table:table-cell office:value-type="float" office:value="11.479">
                <text:p>11.479</text:p>
              </table:table-cell>
              <table:table-cell office:value-type="float" office:value="14.707">
                <text:p>14.707</text:p>
              </table:table-cell>
              <table:table-cell office:value-type="float" office:value="16.219">
                <text:p>16.219</text:p>
              </table:table-cell>
              <table:table-cell office:value-type="float" office:value="20.118">
                <text:p>20.118</text:p>
              </table:table-cell>
              <table:table-cell office:value-type="float" office:value="22.251">
                <text:p>22.251</text:p>
              </table:table-cell>
              <table:table-cell office:value-type="float" office:value="30.556">
                <text:p>30.556</text:p>
              </table:table-cell>
            </table:table-row>
            <table:table-row>
              <table:table-cell office:value-type="string">
                <text:p>0,462(opinion)</text:p>
                <draw:g>
                  <svg:desc>Feuille1.B25:Feuille1.B25</svg:desc>
                </draw:g>
              </table:table-cell>
              <table:table-cell office:value-type="float" office:value="0">
                <text:p>0</text:p>
                <draw:g>
                  <svg:desc>Feuille1.C25:Feuille1.J25</svg:desc>
                </draw:g>
              </table:table-cell>
              <table:table-cell office:value-type="float" office:value="7.143">
                <text:p>7.143</text:p>
              </table:table-cell>
              <table:table-cell office:value-type="float" office:value="8.623">
                <text:p>8.623</text:p>
              </table:table-cell>
              <table:table-cell office:value-type="float" office:value="11.663">
                <text:p>11.663</text:p>
              </table:table-cell>
              <table:table-cell office:value-type="float" office:value="13.919">
                <text:p>13.919</text:p>
              </table:table-cell>
              <table:table-cell office:value-type="float" office:value="17.229">
                <text:p>17.229</text:p>
              </table:table-cell>
              <table:table-cell office:value-type="float" office:value="20.107">
                <text:p>20.107</text:p>
              </table:table-cell>
              <table:table-cell office:value-type="float" office:value="28.846">
                <text:p>28.846</text:p>
              </table:table-cell>
            </table:table-row>
            <table:table-row>
              <table:table-cell office:value-type="string">
                <text:p>0,514(opinion)</text:p>
                <draw:g>
                  <svg:desc>Feuille1.B26:Feuille1.B26</svg:desc>
                </draw:g>
              </table:table-cell>
              <table:table-cell office:value-type="float" office:value="0">
                <text:p>0</text:p>
                <draw:g>
                  <svg:desc>Feuille1.C26:Feuille1.J26</svg:desc>
                </draw:g>
              </table:table-cell>
              <table:table-cell office:value-type="float" office:value="5.495">
                <text:p>5.495</text:p>
              </table:table-cell>
              <table:table-cell office:value-type="float" office:value="6.822">
                <text:p>6.822</text:p>
              </table:table-cell>
              <table:table-cell office:value-type="float" office:value="9.949">
                <text:p>9.949</text:p>
              </table:table-cell>
              <table:table-cell office:value-type="float" office:value="11.682">
                <text:p>11.682</text:p>
              </table:table-cell>
              <table:table-cell office:value-type="float" office:value="15.681">
                <text:p>15.681</text:p>
              </table:table-cell>
              <table:table-cell office:value-type="float" office:value="17.805">
                <text:p>17.805</text:p>
              </table:table-cell>
              <table:table-cell office:value-type="float" office:value="24.817">
                <text:p>24.817</text:p>
              </table:table-cell>
            </table:table-row>
            <table:table-row>
              <table:table-cell office:value-type="string">
                <text:p>0,516(opinion)</text:p>
                <draw:g>
                  <svg:desc>Feuille1.B27:Feuille1.B27</svg:desc>
                </draw:g>
              </table:table-cell>
              <table:table-cell office:value-type="float" office:value="0">
                <text:p>0</text:p>
                <draw:g>
                  <svg:desc>Feuille1.C27:Feuille1.J27</svg:desc>
                </draw:g>
              </table:table-cell>
              <table:table-cell office:value-type="float" office:value="5.922">
                <text:p>5.922</text:p>
              </table:table-cell>
              <table:table-cell office:value-type="float" office:value="7.585">
                <text:p>7.585</text:p>
              </table:table-cell>
              <table:table-cell office:value-type="float" office:value="10.453">
                <text:p>10.453</text:p>
              </table:table-cell>
              <table:table-cell office:value-type="float" office:value="12.332">
                <text:p>12.332</text:p>
              </table:table-cell>
              <table:table-cell office:value-type="float" office:value="15.193">
                <text:p>15.193</text:p>
              </table:table-cell>
              <table:table-cell office:value-type="float" office:value="17.602">
                <text:p>17.602</text:p>
              </table:table-cell>
              <table:table-cell office:value-type="float" office:value="25.229">
                <text:p>25.2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dc5e7" draw:fill-color="#adc5e7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e8ac7" draw:fill-color="#5e8ac7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da7d8" draw:fill-color="#7da7d8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1b75bc" draw:fill-color="#1b75b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599d" draw:fill-color="#00599d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37b70" draw:fill-color="#f37b7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04e4d" draw:fill-color="#f04e4d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e181e" draw:fill-color="#ce181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ba131a" draw:fill-color="#ba131a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867cm" svg:y="1.426cm" style:legend-expansion="high" chart:style-name="ch2"/>
        <chart:plot-area chart:style-name="ch3" table:cell-range-address="Feuille1.B58:Feuille1.J70" chart:data-source-has-labels="both" svg:x="1.321cm" svg:y="0.18cm" svg:width="9.226cm" svg:height="7.669cm">
          <chartooo:coordinate-region svg:x="1.953cm" svg:y="0.382cm" svg:width="8.497cm" svg:height="6.814cm"/>
          <chart:axis chart:dimension="x" chart:name="primary-x" chart:style-name="ch4" chartooo:axis-type="auto">
            <chartooo:date-scale/>
            <chart:title svg:x="4.384cm" svg:y="8.029cm" chart:style-name="ch5">
              <text:p>nombre d'annotateurs</text:p>
            </chart:title>
            <chart:categories table:cell-range-address="Feuille1.C58:Feuille1.J58"/>
            <chart:grid chart:style-name="ch6" chart:class="major"/>
          </chart:axis>
          <chart:axis chart:dimension="y" chart:name="primary-y" chart:style-name="ch4">
            <chart:title svg:x="0.451cm" svg:y="5.278cm" chart:style-name="ch7">
              <text:p>% de modification</text:p>
            </chart:title>
            <chart:grid chart:style-name="ch6" chart:class="major"/>
          </chart:axis>
          <chart:series chart:style-name="ch8" chart:values-cell-range-address="Feuille1.C59:Feuille1.J59" chart:label-cell-address="Feuille1.B59:Feuille1.B59" chart:class="chart:line">
            <chart:data-point chart:repeated="8"/>
          </chart:series>
          <chart:series chart:style-name="ch8" chart:values-cell-range-address="Feuille1.C60:Feuille1.J60" chart:label-cell-address="Feuille1.B60:Feuille1.B60" chart:class="chart:line">
            <chart:data-point chart:repeated="8"/>
          </chart:series>
          <chart:series chart:style-name="ch9" chart:values-cell-range-address="Feuille1.C61:Feuille1.J61" chart:label-cell-address="Feuille1.B61:Feuille1.B61" chart:class="chart:line">
            <chart:data-point chart:repeated="8"/>
          </chart:series>
          <chart:series chart:style-name="ch10" chart:values-cell-range-address="Feuille1.C62:Feuille1.J62" chart:label-cell-address="Feuille1.B62:Feuille1.B62" chart:class="chart:line">
            <chart:data-point chart:repeated="8"/>
          </chart:series>
          <chart:series chart:style-name="ch11" chart:values-cell-range-address="Feuille1.C63:Feuille1.J63" chart:label-cell-address="Feuille1.B63:Feuille1.B63" chart:class="chart:line">
            <chart:data-point chart:repeated="8"/>
          </chart:series>
          <chart:series chart:style-name="ch12" chart:values-cell-range-address="Feuille1.C64:Feuille1.J64" chart:label-cell-address="Feuille1.B64:Feuille1.B64" chart:class="chart:line">
            <chart:data-point chart:repeated="8"/>
          </chart:series>
          <chart:series chart:style-name="ch13" chart:values-cell-range-address="Feuille1.C65:Feuille1.J65" chart:label-cell-address="Feuille1.B65:Feuille1.B65" chart:class="chart:line">
            <chart:data-point chart:repeated="8"/>
          </chart:series>
          <chart:series chart:style-name="ch14" chart:values-cell-range-address="Feuille1.C66:Feuille1.J66" chart:label-cell-address="Feuille1.B66:Feuille1.B66" chart:class="chart:line">
            <chart:data-point chart:repeated="8"/>
          </chart:series>
          <chart:series chart:style-name="ch15" chart:values-cell-range-address="Feuille1.C67:Feuille1.J67" chart:label-cell-address="Feuille1.B67:Feuille1.B67" chart:class="chart:line">
            <chart:data-point chart:repeated="8"/>
          </chart:series>
          <chart:series chart:style-name="ch15" chart:values-cell-range-address="Feuille1.C68:Feuille1.J68" chart:label-cell-address="Feuille1.B68:Feuille1.B68" chart:class="chart:line">
            <chart:data-point chart:repeated="8"/>
          </chart:series>
          <chart:series chart:style-name="ch16" chart:values-cell-range-address="Feuille1.C69:Feuille1.J69" chart:label-cell-address="Feuille1.B69:Feuille1.B69" chart:class="chart:line">
            <chart:data-point chart:repeated="8"/>
          </chart:series>
          <chart:series chart:style-name="ch17" chart:values-cell-range-address="Feuille1.C70:Feuille1.J70" chart:label-cell-address="Feuille1.B70:Feuille1.B70" chart:class="chart:line">
            <chart:data-point chart:repeated="8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Feuille1.C58:Feuille1.J5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0,248(émotionHC)</text:p>
                <draw:g>
                  <svg:desc>Feuille1.B59:Feuille1.B59</svg:desc>
                </draw:g>
              </table:table-cell>
              <table:table-cell office:value-type="float" office:value="31.164">
                <text:p>31.164</text:p>
                <draw:g>
                  <svg:desc>Feuille1.C59:Feuille1.J59</svg:desc>
                </draw:g>
              </table:table-cell>
              <table:table-cell office:value-type="float" office:value="22.019">
                <text:p>22.019</text:p>
              </table:table-cell>
              <table:table-cell office:value-type="float" office:value="20.305">
                <text:p>20.305</text:p>
              </table:table-cell>
              <table:table-cell office:value-type="float" office:value="14.969">
                <text:p>14.969</text:p>
              </table:table-cell>
              <table:table-cell office:value-type="float" office:value="14.147">
                <text:p>14.147</text:p>
              </table:table-cell>
              <table:table-cell office:value-type="float" office:value="9.489">
                <text:p>9.489</text:p>
              </table:table-cell>
              <table:table-cell office:value-type="float" office:value="9.002">
                <text:p>9.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273(émotionContexte)</text:p>
                <draw:g>
                  <svg:desc>Feuille1.B60:Feuille1.B60</svg:desc>
                </draw:g>
              </table:table-cell>
              <table:table-cell office:value-type="float" office:value="30.415">
                <text:p>30.415</text:p>
                <draw:g>
                  <svg:desc>Feuille1.C60:Feuille1.J60</svg:desc>
                </draw:g>
              </table:table-cell>
              <table:table-cell office:value-type="float" office:value="21.739">
                <text:p>21.739</text:p>
              </table:table-cell>
              <table:table-cell office:value-type="float" office:value="20.025">
                <text:p>20.025</text:p>
              </table:table-cell>
              <table:table-cell office:value-type="float" office:value="14.418">
                <text:p>14.418</text:p>
              </table:table-cell>
              <table:table-cell office:value-type="float" office:value="12.828">
                <text:p>12.828</text:p>
              </table:table-cell>
              <table:table-cell office:value-type="float" office:value="8.092">
                <text:p>8.092</text:p>
              </table:table-cell>
              <table:table-cell office:value-type="float" office:value="7.166">
                <text:p>7.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323(émotionHC)</text:p>
                <draw:g>
                  <svg:desc>Feuille1.B61:Feuille1.B61</svg:desc>
                </draw:g>
              </table:table-cell>
              <table:table-cell office:value-type="float" office:value="28.305">
                <text:p>28.305</text:p>
                <draw:g>
                  <svg:desc>Feuille1.C61:Feuille1.J61</svg:desc>
                </draw:g>
              </table:table-cell>
              <table:table-cell office:value-type="float" office:value="19.795">
                <text:p>19.795</text:p>
              </table:table-cell>
              <table:table-cell office:value-type="float" office:value="18.109">
                <text:p>18.109</text:p>
              </table:table-cell>
              <table:table-cell office:value-type="float" office:value="13.382">
                <text:p>13.382</text:p>
              </table:table-cell>
              <table:table-cell office:value-type="float" office:value="12.244">
                <text:p>12.244</text:p>
              </table:table-cell>
              <table:table-cell office:value-type="float" office:value="8.536">
                <text:p>8.536</text:p>
              </table:table-cell>
              <table:table-cell office:value-type="float" office:value="8.029">
                <text:p>8.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335(émotionHC)</text:p>
                <draw:g>
                  <svg:desc>Feuille1.B62:Feuille1.B62</svg:desc>
                </draw:g>
              </table:table-cell>
              <table:table-cell office:value-type="float" office:value="29.075">
                <text:p>29.075</text:p>
                <draw:g>
                  <svg:desc>Feuille1.C62:Feuille1.J62</svg:desc>
                </draw:g>
              </table:table-cell>
              <table:table-cell office:value-type="float" office:value="20.586">
                <text:p>20.586</text:p>
              </table:table-cell>
              <table:table-cell office:value-type="float" office:value="19.059">
                <text:p>19.059</text:p>
              </table:table-cell>
              <table:table-cell office:value-type="float" office:value="14.46">
                <text:p>14.46</text:p>
              </table:table-cell>
              <table:table-cell office:value-type="float" office:value="13.938">
                <text:p>13.938</text:p>
              </table:table-cell>
              <table:table-cell office:value-type="float" office:value="9.327">
                <text:p>9.327</text:p>
              </table:table-cell>
              <table:table-cell office:value-type="float" office:value="8.435">
                <text:p>8.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359(émotionContexte)</text:p>
                <draw:g>
                  <svg:desc>Feuille1.B63:Feuille1.B63</svg:desc>
                </draw:g>
              </table:table-cell>
              <table:table-cell office:value-type="float" office:value="27.556">
                <text:p>27.556</text:p>
                <draw:g>
                  <svg:desc>Feuille1.C63:Feuille1.J63</svg:desc>
                </draw:g>
              </table:table-cell>
              <table:table-cell office:value-type="float" office:value="17.762">
                <text:p>17.762</text:p>
              </table:table-cell>
              <table:table-cell office:value-type="float" office:value="16.385">
                <text:p>16.385</text:p>
              </table:table-cell>
              <table:table-cell office:value-type="float" office:value="11.169">
                <text:p>11.169</text:p>
              </table:table-cell>
              <table:table-cell office:value-type="float" office:value="9.783">
                <text:p>9.783</text:p>
              </table:table-cell>
              <table:table-cell office:value-type="float" office:value="6.039">
                <text:p>6.039</text:p>
              </table:table-cell>
              <table:table-cell office:value-type="float" office:value="4.911">
                <text:p>4.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423(émotionContexte)</text:p>
                <draw:g>
                  <svg:desc>Feuille1.B64:Feuille1.B64</svg:desc>
                </draw:g>
              </table:table-cell>
              <table:table-cell office:value-type="float" office:value="25.221">
                <text:p>25.221</text:p>
                <draw:g>
                  <svg:desc>Feuille1.C64:Feuille1.J64</svg:desc>
                </draw:g>
              </table:table-cell>
              <table:table-cell office:value-type="float" office:value="16.425">
                <text:p>16.425</text:p>
              </table:table-cell>
              <table:table-cell office:value-type="float" office:value="14.752">
                <text:p>14.752</text:p>
              </table:table-cell>
              <table:table-cell office:value-type="float" office:value="10.588">
                <text:p>10.588</text:p>
              </table:table-cell>
              <table:table-cell office:value-type="float" office:value="9.325">
                <text:p>9.325</text:p>
              </table:table-cell>
              <table:table-cell office:value-type="float" office:value="5.857">
                <text:p>5.857</text:p>
              </table:table-cell>
              <table:table-cell office:value-type="float" office:value="5.475">
                <text:p>5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557(opinionHC)</text:p>
                <draw:g>
                  <svg:desc>Feuille1.B65:Feuille1.B65</svg:desc>
                </draw:g>
              </table:table-cell>
              <table:table-cell office:value-type="float" office:value="18.416">
                <text:p>18.416</text:p>
                <draw:g>
                  <svg:desc>Feuille1.C65:Feuille1.J65</svg:desc>
                </draw:g>
              </table:table-cell>
              <table:table-cell office:value-type="float" office:value="11.892">
                <text:p>11.892</text:p>
              </table:table-cell>
              <table:table-cell office:value-type="float" office:value="10.624">
                <text:p>10.624</text:p>
              </table:table-cell>
              <table:table-cell office:value-type="float" office:value="8.471">
                <text:p>8.471</text:p>
              </table:table-cell>
              <table:table-cell office:value-type="float" office:value="7.103">
                <text:p>7.103</text:p>
              </table:table-cell>
              <table:table-cell office:value-type="float" office:value="5.433">
                <text:p>5.433</text:p>
              </table:table-cell>
              <table:table-cell office:value-type="float" office:value="4.543">
                <text:p>4.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571(opinionContexte)</text:p>
                <draw:g>
                  <svg:desc>Feuille1.B66:Feuille1.B66</svg:desc>
                </draw:g>
              </table:table-cell>
              <table:table-cell office:value-type="float" office:value="15.888">
                <text:p>15.888</text:p>
                <draw:g>
                  <svg:desc>Feuille1.C66:Feuille1.J66</svg:desc>
                </draw:g>
              </table:table-cell>
              <table:table-cell office:value-type="float" office:value="9.857">
                <text:p>9.857</text:p>
              </table:table-cell>
              <table:table-cell office:value-type="float" office:value="8.652">
                <text:p>8.652</text:p>
              </table:table-cell>
              <table:table-cell office:value-type="float" office:value="6.742">
                <text:p>6.742</text:p>
              </table:table-cell>
              <table:table-cell office:value-type="float" office:value="5.658">
                <text:p>5.658</text:p>
              </table:table-cell>
              <table:table-cell office:value-type="float" office:value="4.426">
                <text:p>4.426</text:p>
              </table:table-cell>
              <table:table-cell office:value-type="float" office:value="3.541">
                <text:p>3.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598(opinionHC)</text:p>
                <draw:g>
                  <svg:desc>Feuille1.B67:Feuille1.B67</svg:desc>
                </draw:g>
              </table:table-cell>
              <table:table-cell office:value-type="float" office:value="15.669">
                <text:p>15.669</text:p>
                <draw:g>
                  <svg:desc>Feuille1.C67:Feuille1.J67</svg:desc>
                </draw:g>
              </table:table-cell>
              <table:table-cell office:value-type="float" office:value="10.017">
                <text:p>10.017</text:p>
              </table:table-cell>
              <table:table-cell office:value-type="float" office:value="8.651">
                <text:p>8.651</text:p>
              </table:table-cell>
              <table:table-cell office:value-type="float" office:value="6.81">
                <text:p>6.81</text:p>
              </table:table-cell>
              <table:table-cell office:value-type="float" office:value="5.656">
                <text:p>5.656</text:p>
              </table:table-cell>
              <table:table-cell office:value-type="float" office:value="4.251">
                <text:p>4.251</text:p>
              </table:table-cell>
              <table:table-cell office:value-type="float" office:value="3.192">
                <text:p>3.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6(opinionHC)</text:p>
                <draw:g>
                  <svg:desc>Feuille1.B68:Feuille1.B68</svg:desc>
                </draw:g>
              </table:table-cell>
              <table:table-cell office:value-type="float" office:value="16.068">
                <text:p>16.068</text:p>
                <draw:g>
                  <svg:desc>Feuille1.C68:Feuille1.J68</svg:desc>
                </draw:g>
              </table:table-cell>
              <table:table-cell office:value-type="float" office:value="10.912">
                <text:p>10.912</text:p>
              </table:table-cell>
              <table:table-cell office:value-type="float" office:value="9.897">
                <text:p>9.897</text:p>
              </table:table-cell>
              <table:table-cell office:value-type="float" office:value="8.165">
                <text:p>8.165</text:p>
              </table:table-cell>
              <table:table-cell office:value-type="float" office:value="7.63">
                <text:p>7.63</text:p>
              </table:table-cell>
              <table:table-cell office:value-type="float" office:value="6.123">
                <text:p>6.123</text:p>
              </table:table-cell>
              <table:table-cell office:value-type="float" office:value="5.893">
                <text:p>5.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611(opinionContexte)</text:p>
                <draw:g>
                  <svg:desc>Feuille1.B69:Feuille1.B69</svg:desc>
                </draw:g>
              </table:table-cell>
              <table:table-cell office:value-type="float" office:value="15.659">
                <text:p>15.659</text:p>
                <draw:g>
                  <svg:desc>Feuille1.C69:Feuille1.J69</svg:desc>
                </draw:g>
              </table:table-cell>
              <table:table-cell office:value-type="float" office:value="9.89">
                <text:p>9.89</text:p>
              </table:table-cell>
              <table:table-cell office:value-type="float" office:value="8.769">
                <text:p>8.769</text:p>
              </table:table-cell>
              <table:table-cell office:value-type="float" office:value="7.138">
                <text:p>7.138</text:p>
              </table:table-cell>
              <table:table-cell office:value-type="float" office:value="5.625">
                <text:p>5.625</text:p>
              </table:table-cell>
              <table:table-cell office:value-type="float" office:value="4.151">
                <text:p>4.151</text:p>
              </table:table-cell>
              <table:table-cell office:value-type="float" office:value="2.747">
                <text:p>2.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655(opinionContexte)</text:p>
                <draw:g>
                  <svg:desc>Feuille1.B70:Feuille1.B70</svg:desc>
                </draw:g>
              </table:table-cell>
              <table:table-cell office:value-type="float" office:value="12.653">
                <text:p>12.653</text:p>
                <draw:g>
                  <svg:desc>Feuille1.C70:Feuille1.J70</svg:desc>
                </draw:g>
              </table:table-cell>
              <table:table-cell office:value-type="float" office:value="8.7">
                <text:p>8.7</text:p>
              </table:table-cell>
              <table:table-cell office:value-type="float" office:value="7.649">
                <text:p>7.649</text:p>
              </table:table-cell>
              <table:table-cell office:value-type="float" office:value="6.066">
                <text:p>6.066</text:p>
              </table:table-cell>
              <table:table-cell office:value-type="float" office:value="4.657">
                <text:p>4.657</text:p>
              </table:table-cell>
              <table:table-cell office:value-type="float" office:value="3.266">
                <text:p>3.266</text:p>
              </table:table-cell>
              <table:table-cell office:value-type="float" office:value="2.625">
                <text:p>2.6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